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333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fo:padding="0.028in"/>
    </style:style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25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padding="0.028in"/>
      <style:paragraph-properties fo:text-align="center" fo:margin-left="0in"/>
    </style:style>
    <style:style style:name="ce9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Arkusz1" table:style-name="ta1">
        <office:forms form:automatic-focus="false" form:apply-design-mode="false"/>
        <table:shapes>
          <draw:frame draw:z-index="0" draw:style-name="gr1" draw:text-style-name="P1" svg:width="7.7531in" svg:height="3.6945in" svg:x="8.4075in" svg:y="0.1075in">
            <draw:object draw:notify-on-update-of-ranges="Arkusz1.D1:Arkusz1.D2 Arkusz1.D3:Arkusz1.D53 Arkusz1.E1:Arkusz1.E2 Arkusz1.E3:Arkusz1.E53 Arkusz1.F1:Arkusz1.F2 Arkusz1.F3:Arkusz1.F53 Arkusz1.G1:Arkusz1.G2 Arkusz1.G3:Arkusz1.G53 Arkusz1.H1:Arkusz1.H2 Arkusz1.H3:Arkusz1.H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1382in" svg:height="5.1299in" svg:x="8.4724in" svg:y="3.8551in">
            <draw:object draw:notify-on-update-of-ranges="Arkusz1.D1:Arkusz1.D2 Arkusz1.D3:Arkusz1.D33 Arkusz1.F1:Arkusz1.F2 Arkusz1.F3:Arkusz1.F33 Arkusz1.G1:Arkusz1.G2 Arkusz1.G3:Arkusz1.G33 Arkusz1.H1:Arkusz1.H2 Arkusz1.H3:Arkusz1.H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4" table:default-cell-style-name="ce2"/>
        <table:table-column table:style-name="co5" table:default-cell-style-name="ce6"/>
        <table:table-column table:style-name="co2" table:default-cell-style-name="ce2"/>
        <table:table-column table:style-name="co2" table:default-cell-style-name="ce6"/>
        <table:table-column table:style-name="co2" table:number-columns-repeated="249" table:default-cell-style-name="ce2"/>
        <table:table-column table:style-name="co2" table:number-columns-repeated="765" table:default-cell-style-name="Default"/>
        <table:table-row table:style-name="ro1">
          <table:table-cell table:style-name="ce1"/>
          <table:table-cell table:style-name="ce3"/>
          <table:table-cell table:style-name="ce5"/>
          <table:table-cell table:style-name="ce5" office:value-type="string" calcext:value-type="string">
            <text:p>EULER</text:p>
          </table:table-cell>
          <table:table-cell table:style-name="ce5" office:value-type="string" calcext:value-type="string">
            <text:p>TAYLOR</text:p>
          </table:table-cell>
          <table:table-cell table:style-name="ce5" office:value-type="string" calcext:value-type="string">
            <text:p>Z. EULER</text:p>
          </table:table-cell>
          <table:table-cell table:style-name="ce7" office:value-type="string" calcext:value-type="string">
            <text:p>HEUEN</text:p>
          </table:table-cell>
          <table:table-cell table:style-name="ce5"/>
          <table:table-cell table:style-name="ce1"/>
          <table:table-cell table:style-name="ce5"/>
          <table:table-cell table:style-name="ce1" table:number-columns-repeated="1013"/>
          <table:table-cell/>
        </table:table-row>
        <table:table-row table:style-name="ro1">
          <table:table-cell table:style-name="ce1" office:value-type="string" calcext:value-type="string">
            <text:p>h=</text:p>
          </table:table-cell>
          <table:table-cell table:style-name="ce3" office:value-type="float" office:value="0.1" calcext:value-type="float">
            <text:p>0.10</text:p>
          </table:table-cell>
          <table:table-cell table:style-name="ce5"/>
          <table:table-cell table:number-columns-repeated="4" table:style-name="ce5" office:value-type="string" calcext:value-type="string">
            <text:p>Wartość y_n</text:p>
          </table:table-cell>
          <table:table-cell table:style-name="ce5" office:value-type="string" calcext:value-type="string">
            <text:p>Prawdziwa wartość</text:p>
          </table:table-cell>
          <table:table-cell table:style-name="ce1"/>
          <table:table-cell table:style-name="Default"/>
          <table:table-cell table:style-name="ce1" table:number-columns-repeated="1013"/>
          <table:table-cell/>
        </table:table-row>
        <table:table-row table:style-name="ro1">
          <table:table-cell office:value-type="string" calcext:value-type="string">
            <text:p>t0</text:p>
          </table:table-cell>
          <table:table-cell table:style-name="ce3" office:value-type="float" office:value="0" calcext:value-type="float">
            <text:p>0.00</text:p>
          </table:table-cell>
          <table:table-cell office:value-type="string" calcext:value-type="string">
            <text:p>y0</text:p>
          </table:table-cell>
          <table:table-cell table:number-columns-repeated="4" table:style-name="ce5" office:value-type="float" office:value="1" calcext:value-type="float">
            <text:p>1.0000</text:p>
          </table:table-cell>
          <table:table-cell table:formula="of:=[.F3]" office:value-type="float" office:value="1" calcext:value-type="float">
            <text:p>1.000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1</text:p>
          </table:table-cell>
          <table:table-cell table:formula="of:=[.$B$2]+[.B3]" office:value-type="float" office:value="0.1" calcext:value-type="float">
            <text:p>0.10</text:p>
          </table:table-cell>
          <table:table-cell office:value-type="string" calcext:value-type="string">
            <text:p>y1</text:p>
          </table:table-cell>
          <table:table-cell table:formula="of:=[.D3]+[.$B$2]*[.D3]" office:value-type="float" office:value="1.1" calcext:value-type="float">
            <text:p>1.1000</text:p>
          </table:table-cell>
          <table:table-cell table:formula="of:=[.E3]+[.E3]*[.$B$2]*[.E3]+([.$B$2]*[.$B$2]/2)*(0+[.E3])" office:value-type="float" office:value="1.105" calcext:value-type="float">
            <text:p>1.1050</text:p>
          </table:table-cell>
          <table:table-cell table:formula="of:=[.F3]+([.F3]+([.$B$2]/2)*[.F3])*[.$B$2]" office:value-type="float" office:value="1.105" calcext:value-type="float">
            <text:p>1.1050</text:p>
          </table:table-cell>
          <table:table-cell table:style-name="ce8" table:formula="of:=[.G3]+([.$B$2]/2)*[.G3]+([.$B$2]/2)*([.G3]+[.$B$2]*[.G3])" office:value-type="float" office:value="1.105" calcext:value-type="float">
            <text:p>1.1050</text:p>
          </table:table-cell>
          <table:table-cell table:formula="of:=EXP([.B4])" office:value-type="float" office:value="1.10517091807565" calcext:value-type="float">
            <text:p>1.1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</text:p>
          </table:table-cell>
          <table:table-cell table:formula="of:=[.$B$2]+[.B4]" office:value-type="float" office:value="0.2" calcext:value-type="float">
            <text:p>0.20</text:p>
          </table:table-cell>
          <table:table-cell office:value-type="string" calcext:value-type="string">
            <text:p>y2</text:p>
          </table:table-cell>
          <table:table-cell table:formula="of:=[.D4]+[.$B$2]*[.D4]" office:value-type="float" office:value="1.21" calcext:value-type="float">
            <text:p>1.2100</text:p>
          </table:table-cell>
          <table:table-cell table:formula="of:=[.E4]+[.E4]*[.$B$2]*[.E4]+([.$B$2]*[.$B$2]/2)*(0+[.E4])" office:value-type="float" office:value="1.2326275" calcext:value-type="float">
            <text:p>1.2326</text:p>
          </table:table-cell>
          <table:table-cell table:formula="of:=[.F4]+([.F4]+([.$B$2]/2)*[.F4])*[.$B$2]" office:value-type="float" office:value="1.221025" calcext:value-type="float">
            <text:p>1.2210</text:p>
          </table:table-cell>
          <table:table-cell table:style-name="ce8" table:formula="of:=[.G4]+([.$B$2]/2)*[.G4]+([.$B$2]/2)*([.G4]+[.$B$2]*[.G4])" office:value-type="float" office:value="1.221025" calcext:value-type="float">
            <text:p>1.2210</text:p>
          </table:table-cell>
          <table:table-cell table:formula="of:=EXP([.B5])" office:value-type="float" office:value="1.22140275816017" calcext:value-type="float">
            <text:p>1.22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</text:p>
          </table:table-cell>
          <table:table-cell table:formula="of:=[.$B$2]+[.B5]" office:value-type="float" office:value="0.3" calcext:value-type="float">
            <text:p>0.30</text:p>
          </table:table-cell>
          <table:table-cell office:value-type="string" calcext:value-type="string">
            <text:p>y3</text:p>
          </table:table-cell>
          <table:table-cell table:formula="of:=[.D5]+[.$B$2]*[.D5]" office:value-type="float" office:value="1.331" calcext:value-type="float">
            <text:p>1.3310</text:p>
          </table:table-cell>
          <table:table-cell table:formula="of:=[.E5]+[.E5]*[.$B$2]*[.E5]+([.$B$2]*[.$B$2]/2)*(0+[.E5])" office:value-type="float" office:value="1.39072769287563" calcext:value-type="float">
            <text:p>1.3907</text:p>
          </table:table-cell>
          <table:table-cell table:formula="of:=[.F5]+([.F5]+([.$B$2]/2)*[.F5])*[.$B$2]" office:value-type="float" office:value="1.349232625" calcext:value-type="float">
            <text:p>1.3492</text:p>
          </table:table-cell>
          <table:table-cell table:style-name="ce8" table:formula="of:=[.G5]+([.$B$2]/2)*[.G5]+([.$B$2]/2)*([.G5]+[.$B$2]*[.G5])" office:value-type="float" office:value="1.349232625" calcext:value-type="float">
            <text:p>1.3492</text:p>
          </table:table-cell>
          <table:table-cell table:formula="of:=EXP([.B6])" office:value-type="float" office:value="1.349858807576" calcext:value-type="float">
            <text:p>1.34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4</text:p>
          </table:table-cell>
          <table:table-cell table:formula="of:=[.$B$2]+[.B6]" office:value-type="float" office:value="0.4" calcext:value-type="float">
            <text:p>0.40</text:p>
          </table:table-cell>
          <table:table-cell office:value-type="string" calcext:value-type="string">
            <text:p>y4</text:p>
          </table:table-cell>
          <table:table-cell table:formula="of:=[.D6]+[.$B$2]*[.D6]" office:value-type="float" office:value="1.4641" calcext:value-type="float">
            <text:p>1.4641</text:p>
          </table:table-cell>
          <table:table-cell table:formula="of:=[.E6]+[.E6]*[.$B$2]*[.E6]+([.$B$2]*[.$B$2]/2)*(0+[.E6])" office:value-type="float" office:value="1.59109368291312" calcext:value-type="float">
            <text:p>1.5911</text:p>
          </table:table-cell>
          <table:table-cell table:formula="of:=[.F6]+([.F6]+([.$B$2]/2)*[.F6])*[.$B$2]" office:value-type="float" office:value="1.490902050625" calcext:value-type="float">
            <text:p>1.4909</text:p>
          </table:table-cell>
          <table:table-cell table:style-name="ce8" table:formula="of:=[.G6]+([.$B$2]/2)*[.G6]+([.$B$2]/2)*([.G6]+[.$B$2]*[.G6])" office:value-type="float" office:value="1.490902050625" calcext:value-type="float">
            <text:p>1.4909</text:p>
          </table:table-cell>
          <table:table-cell table:formula="of:=EXP([.B7])" office:value-type="float" office:value="1.49182469764127" calcext:value-type="float">
            <text:p>1.49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5</text:p>
          </table:table-cell>
          <table:table-cell table:formula="of:=[.$B$2]+[.B7]" office:value-type="float" office:value="0.5" calcext:value-type="float">
            <text:p>0.50</text:p>
          </table:table-cell>
          <table:table-cell office:value-type="string" calcext:value-type="string">
            <text:p>y5</text:p>
          </table:table-cell>
          <table:table-cell table:formula="of:=[.D7]+[.$B$2]*[.D7]" office:value-type="float" office:value="1.61051" calcext:value-type="float">
            <text:p>1.6105</text:p>
          </table:table-cell>
          <table:table-cell table:formula="of:=[.E7]+[.E7]*[.$B$2]*[.E7]+([.$B$2]*[.$B$2]/2)*(0+[.E7])" office:value-type="float" office:value="1.85220706210829" calcext:value-type="float">
            <text:p>1.8522</text:p>
          </table:table-cell>
          <table:table-cell table:formula="of:=[.F7]+([.F7]+([.$B$2]/2)*[.F7])*[.$B$2]" office:value-type="float" office:value="1.64744676594062" calcext:value-type="float">
            <text:p>1.6474</text:p>
          </table:table-cell>
          <table:table-cell table:style-name="ce8" table:formula="of:=[.G7]+([.$B$2]/2)*[.G7]+([.$B$2]/2)*([.G7]+[.$B$2]*[.G7])" office:value-type="float" office:value="1.64744676594062" calcext:value-type="float">
            <text:p>1.6474</text:p>
          </table:table-cell>
          <table:table-cell table:formula="of:=EXP([.B8])" office:value-type="float" office:value="1.64872127070013" calcext:value-type="float">
            <text:p>1.6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6</text:p>
          </table:table-cell>
          <table:table-cell table:formula="of:=[.$B$2]+[.B8]" office:value-type="float" office:value="0.6" calcext:value-type="float">
            <text:p>0.60</text:p>
          </table:table-cell>
          <table:table-cell office:value-type="string" calcext:value-type="string">
            <text:p>y6</text:p>
          </table:table-cell>
          <table:table-cell table:formula="of:=[.D8]+[.$B$2]*[.D8]" office:value-type="float" office:value="1.771561" calcext:value-type="float">
            <text:p>1.7716</text:p>
          </table:table-cell>
          <table:table-cell table:formula="of:=[.E8]+[.E8]*[.$B$2]*[.E8]+([.$B$2]*[.$B$2]/2)*(0+[.E8])" office:value-type="float" office:value="2.20453519751121" calcext:value-type="float">
            <text:p>2.2045</text:p>
          </table:table-cell>
          <table:table-cell table:formula="of:=[.F8]+([.F8]+([.$B$2]/2)*[.F8])*[.$B$2]" office:value-type="float" office:value="1.82042867636439" calcext:value-type="float">
            <text:p>1.8204</text:p>
          </table:table-cell>
          <table:table-cell table:style-name="ce8" table:formula="of:=[.G8]+([.$B$2]/2)*[.G8]+([.$B$2]/2)*([.G8]+[.$B$2]*[.G8])" office:value-type="float" office:value="1.82042867636439" calcext:value-type="float">
            <text:p>1.8204</text:p>
          </table:table-cell>
          <table:table-cell table:formula="of:=EXP([.B9])" office:value-type="float" office:value="1.82211880039051" calcext:value-type="float">
            <text:p>1.82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7</text:p>
          </table:table-cell>
          <table:table-cell table:formula="of:=[.$B$2]+[.B9]" office:value-type="float" office:value="0.7" calcext:value-type="float">
            <text:p>0.70</text:p>
          </table:table-cell>
          <table:table-cell office:value-type="string" calcext:value-type="string">
            <text:p>y7</text:p>
          </table:table-cell>
          <table:table-cell table:formula="of:=[.D9]+[.$B$2]*[.D9]" office:value-type="float" office:value="1.9487171" calcext:value-type="float">
            <text:p>1.9487</text:p>
          </table:table-cell>
          <table:table-cell table:formula="of:=[.E9]+[.E9]*[.$B$2]*[.E9]+([.$B$2]*[.$B$2]/2)*(0+[.E9])" office:value-type="float" office:value="2.70155541720535" calcext:value-type="float">
            <text:p>2.7016</text:p>
          </table:table-cell>
          <table:table-cell table:formula="of:=[.F9]+([.F9]+([.$B$2]/2)*[.F9])*[.$B$2]" office:value-type="float" office:value="2.01157368738265" calcext:value-type="float">
            <text:p>2.0116</text:p>
          </table:table-cell>
          <table:table-cell table:style-name="ce8" table:formula="of:=[.G9]+([.$B$2]/2)*[.G9]+([.$B$2]/2)*([.G9]+[.$B$2]*[.G9])" office:value-type="float" office:value="2.01157368738265" calcext:value-type="float">
            <text:p>2.0116</text:p>
          </table:table-cell>
          <table:table-cell table:formula="of:=EXP([.B10])" office:value-type="float" office:value="2.01375270747048" calcext:value-type="float">
            <text:p>2.01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8</text:p>
          </table:table-cell>
          <table:table-cell table:formula="of:=[.$B$2]+[.B10]" office:value-type="float" office:value="0.8" calcext:value-type="float">
            <text:p>0.80</text:p>
          </table:table-cell>
          <table:table-cell office:value-type="string" calcext:value-type="string">
            <text:p>y8</text:p>
          </table:table-cell>
          <table:table-cell table:formula="of:=[.D10]+[.$B$2]*[.D10]" office:value-type="float" office:value="2.14358881" calcext:value-type="float">
            <text:p>2.1436</text:p>
          </table:table-cell>
          <table:table-cell table:formula="of:=[.E10]+[.E10]*[.$B$2]*[.E10]+([.$B$2]*[.$B$2]/2)*(0+[.E10])" office:value-type="float" office:value="3.44490336151453" calcext:value-type="float">
            <text:p>3.4449</text:p>
          </table:table-cell>
          <table:table-cell table:formula="of:=[.F10]+([.F10]+([.$B$2]/2)*[.F10])*[.$B$2]" office:value-type="float" office:value="2.22278892455783" calcext:value-type="float">
            <text:p>2.2228</text:p>
          </table:table-cell>
          <table:table-cell table:style-name="ce8" table:formula="of:=[.G10]+([.$B$2]/2)*[.G10]+([.$B$2]/2)*([.G10]+[.$B$2]*[.G10])" office:value-type="float" office:value="2.22278892455783" calcext:value-type="float">
            <text:p>2.2228</text:p>
          </table:table-cell>
          <table:table-cell table:formula="of:=EXP([.B11])" office:value-type="float" office:value="2.22554092849247" calcext:value-type="float">
            <text:p>2.2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9</text:p>
          </table:table-cell>
          <table:table-cell table:formula="of:=[.$B$2]+[.B11]" office:value-type="float" office:value="0.9" calcext:value-type="float">
            <text:p>0.90</text:p>
          </table:table-cell>
          <table:table-cell office:value-type="string" calcext:value-type="string">
            <text:p>y9</text:p>
          </table:table-cell>
          <table:table-cell table:formula="of:=[.D11]+[.$B$2]*[.D11]" office:value-type="float" office:value="2.357947691" calcext:value-type="float">
            <text:p>2.3579</text:p>
          </table:table-cell>
          <table:table-cell table:formula="of:=[.E11]+[.E11]*[.$B$2]*[.E11]+([.$B$2]*[.$B$2]/2)*(0+[.E11])" office:value-type="float" office:value="4.64886379533951" calcext:value-type="float">
            <text:p>4.6489</text:p>
          </table:table-cell>
          <table:table-cell table:formula="of:=[.F11]+([.F11]+([.$B$2]/2)*[.F11])*[.$B$2]" office:value-type="float" office:value="2.4561817616364" calcext:value-type="float">
            <text:p>2.4562</text:p>
          </table:table-cell>
          <table:table-cell table:style-name="ce8" table:formula="of:=[.G11]+([.$B$2]/2)*[.G11]+([.$B$2]/2)*([.G11]+[.$B$2]*[.G11])" office:value-type="float" office:value="2.4561817616364" calcext:value-type="float">
            <text:p>2.4562</text:p>
          </table:table-cell>
          <table:table-cell table:formula="of:=EXP([.B12])" office:value-type="float" office:value="2.45960311115695" calcext:value-type="float">
            <text:p>2.45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0</text:p>
          </table:table-cell>
          <table:table-cell table:formula="of:=[.$B$2]+[.B12]" office:value-type="float" office:value="1" calcext:value-type="float">
            <text:p>1.00</text:p>
          </table:table-cell>
          <table:table-cell office:value-type="string" calcext:value-type="string">
            <text:p>y10</text:p>
          </table:table-cell>
          <table:table-cell table:formula="of:=[.D12]+[.$B$2]*[.D12]" office:value-type="float" office:value="2.5937424601" calcext:value-type="float">
            <text:p>2.5937</text:p>
          </table:table-cell>
          <table:table-cell table:formula="of:=[.E12]+[.E12]*[.$B$2]*[.E12]+([.$B$2]*[.$B$2]/2)*(0+[.E12])" office:value-type="float" office:value="6.83330157307805" calcext:value-type="float">
            <text:p>6.8333</text:p>
          </table:table-cell>
          <table:table-cell table:formula="of:=[.F12]+([.F12]+([.$B$2]/2)*[.F12])*[.$B$2]" office:value-type="float" office:value="2.71408084660822" calcext:value-type="float">
            <text:p>2.7141</text:p>
          </table:table-cell>
          <table:table-cell table:style-name="ce8" table:formula="of:=[.G12]+([.$B$2]/2)*[.G12]+([.$B$2]/2)*([.G12]+[.$B$2]*[.G12])" office:value-type="float" office:value="2.71408084660822" calcext:value-type="float">
            <text:p>2.7141</text:p>
          </table:table-cell>
          <table:table-cell table:formula="of:=EXP([.B13])" office:value-type="float" office:value="2.71828182845904" calcext:value-type="float">
            <text:p>2.71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1</text:p>
          </table:table-cell>
          <table:table-cell table:formula="of:=[.$B$2]+[.B13]" office:value-type="float" office:value="1.1" calcext:value-type="float">
            <text:p>1.10</text:p>
          </table:table-cell>
          <table:table-cell office:value-type="string" calcext:value-type="string">
            <text:p>y11</text:p>
          </table:table-cell>
          <table:table-cell table:formula="of:=[.D13]+[.$B$2]*[.D13]" office:value-type="float" office:value="2.85311670611" calcext:value-type="float">
            <text:p>2.8531</text:p>
          </table:table-cell>
          <table:table-cell table:formula="of:=[.E13]+[.E13]*[.$B$2]*[.E13]+([.$B$2]*[.$B$2]/2)*(0+[.E13])" office:value-type="float" office:value="11.5368691198065" calcext:value-type="float">
            <text:p>11.5369</text:p>
          </table:table-cell>
          <table:table-cell table:formula="of:=[.F13]+([.F13]+([.$B$2]/2)*[.F13])*[.$B$2]" office:value-type="float" office:value="2.99905933550209" calcext:value-type="float">
            <text:p>2.9991</text:p>
          </table:table-cell>
          <table:table-cell table:style-name="ce8" table:formula="of:=[.G13]+([.$B$2]/2)*[.G13]+([.$B$2]/2)*([.G13]+[.$B$2]*[.G13])" office:value-type="float" office:value="2.99905933550209" calcext:value-type="float">
            <text:p>2.9991</text:p>
          </table:table-cell>
          <table:table-cell table:formula="of:=EXP([.B14])" office:value-type="float" office:value="3.00416602394643" calcext:value-type="float">
            <text:p>3.00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2</text:p>
          </table:table-cell>
          <table:table-cell table:formula="of:=[.$B$2]+[.B14]" office:value-type="float" office:value="1.2" calcext:value-type="float">
            <text:p>1.20</text:p>
          </table:table-cell>
          <table:table-cell office:value-type="string" calcext:value-type="string">
            <text:p>y12</text:p>
          </table:table-cell>
          <table:table-cell table:formula="of:=[.D14]+[.$B$2]*[.D14]" office:value-type="float" office:value="3.138428376721" calcext:value-type="float">
            <text:p>3.1384</text:p>
          </table:table-cell>
          <table:table-cell table:formula="of:=[.E14]+[.E14]*[.$B$2]*[.E14]+([.$B$2]*[.$B$2]/2)*(0+[.E14])" office:value-type="float" office:value="24.9044883741601" calcext:value-type="float">
            <text:p>24.9045</text:p>
          </table:table-cell>
          <table:table-cell table:formula="of:=[.F14]+([.F14]+([.$B$2]/2)*[.F14])*[.$B$2]" office:value-type="float" office:value="3.31396056572981" calcext:value-type="float">
            <text:p>3.3140</text:p>
          </table:table-cell>
          <table:table-cell table:style-name="ce8" table:formula="of:=[.G14]+([.$B$2]/2)*[.G14]+([.$B$2]/2)*([.G14]+[.$B$2]*[.G14])" office:value-type="float" office:value="3.31396056572981" calcext:value-type="float">
            <text:p>3.3140</text:p>
          </table:table-cell>
          <table:table-cell table:formula="of:=EXP([.B15])" office:value-type="float" office:value="3.32011692273655" calcext:value-type="float">
            <text:p>3.32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3</text:p>
          </table:table-cell>
          <table:table-cell table:formula="of:=[.$B$2]+[.B15]" office:value-type="float" office:value="1.3" calcext:value-type="float">
            <text:p>1.30</text:p>
          </table:table-cell>
          <table:table-cell office:value-type="string" calcext:value-type="string">
            <text:p>y13</text:p>
          </table:table-cell>
          <table:table-cell table:formula="of:=[.D15]+[.$B$2]*[.D15]" office:value-type="float" office:value="3.4522712143931" calcext:value-type="float">
            <text:p>3.4523</text:p>
          </table:table-cell>
          <table:table-cell table:formula="of:=[.E15]+[.E15]*[.$B$2]*[.E15]+([.$B$2]*[.$B$2]/2)*(0+[.E15])" office:value-type="float" office:value="87.0523649338987" calcext:value-type="float">
            <text:p>87.0524</text:p>
          </table:table-cell>
          <table:table-cell table:formula="of:=[.F15]+([.F15]+([.$B$2]/2)*[.F15])*[.$B$2]" office:value-type="float" office:value="3.66192642513144" calcext:value-type="float">
            <text:p>3.6619</text:p>
          </table:table-cell>
          <table:table-cell table:style-name="ce8" table:formula="of:=[.G15]+([.$B$2]/2)*[.G15]+([.$B$2]/2)*([.G15]+[.$B$2]*[.G15])" office:value-type="float" office:value="3.66192642513144" calcext:value-type="float">
            <text:p>3.6619</text:p>
          </table:table-cell>
          <table:table-cell table:formula="of:=EXP([.B16])" office:value-type="float" office:value="3.66929666761924" calcext:value-type="float">
            <text:p>3.66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4</text:p>
          </table:table-cell>
          <table:table-cell table:formula="of:=[.$B$2]+[.B16]" office:value-type="float" office:value="1.4" calcext:value-type="float">
            <text:p>1.40</text:p>
          </table:table-cell>
          <table:table-cell office:value-type="string" calcext:value-type="string">
            <text:p>y14</text:p>
          </table:table-cell>
          <table:table-cell table:formula="of:=[.D16]+[.$B$2]*[.D16]" office:value-type="float" office:value="3.79749833583241" calcext:value-type="float">
            <text:p>3.7975</text:p>
          </table:table-cell>
          <table:table-cell table:formula="of:=MIN([.E16]+[.E16]*[.$B$2]*[.E16]+([.$B$2]*[.$B$2]/2)*(0+[.E16]);100)" office:value-type="float" office:value="100" calcext:value-type="float">
            <text:p>100.0000</text:p>
          </table:table-cell>
          <table:table-cell table:formula="of:=[.F16]+([.F16]+([.$B$2]/2)*[.F16])*[.$B$2]" office:value-type="float" office:value="4.04642869977024" calcext:value-type="float">
            <text:p>4.0464</text:p>
          </table:table-cell>
          <table:table-cell table:style-name="ce8" table:formula="of:=[.G16]+([.$B$2]/2)*[.G16]+([.$B$2]/2)*([.G16]+[.$B$2]*[.G16])" office:value-type="float" office:value="4.04642869977024" calcext:value-type="float">
            <text:p>4.0464</text:p>
          </table:table-cell>
          <table:table-cell table:formula="of:=EXP([.B17])" office:value-type="float" office:value="4.05519996684468" calcext:value-type="float">
            <text:p>4.0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5</text:p>
          </table:table-cell>
          <table:table-cell table:formula="of:=[.$B$2]+[.B17]" office:value-type="float" office:value="1.5" calcext:value-type="float">
            <text:p>1.50</text:p>
          </table:table-cell>
          <table:table-cell office:value-type="string" calcext:value-type="string">
            <text:p>y15</text:p>
          </table:table-cell>
          <table:table-cell table:formula="of:=[.D17]+[.$B$2]*[.D17]" office:value-type="float" office:value="4.17724816941565" calcext:value-type="float">
            <text:p>4.1772</text:p>
          </table:table-cell>
          <table:table-cell table:formula="of:=MIN([.E17]+[.E17]*[.$B$2]*[.E17]+([.$B$2]*[.$B$2]/2)*(0+[.E17]);100)" office:value-type="float" office:value="100" calcext:value-type="float">
            <text:p>100.0000</text:p>
          </table:table-cell>
          <table:table-cell table:formula="of:=[.F17]+([.F17]+([.$B$2]/2)*[.F17])*[.$B$2]" office:value-type="float" office:value="4.47130371324611" calcext:value-type="float">
            <text:p>4.4713</text:p>
          </table:table-cell>
          <table:table-cell table:style-name="ce8" table:formula="of:=[.G17]+([.$B$2]/2)*[.G17]+([.$B$2]/2)*([.G17]+[.$B$2]*[.G17])" office:value-type="float" office:value="4.47130371324611" calcext:value-type="float">
            <text:p>4.4713</text:p>
          </table:table-cell>
          <table:table-cell table:formula="of:=EXP([.B18])" office:value-type="float" office:value="4.48168907033807" calcext:value-type="float">
            <text:p>4.48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6</text:p>
          </table:table-cell>
          <table:table-cell table:formula="of:=[.$B$2]+[.B18]" office:value-type="float" office:value="1.6" calcext:value-type="float">
            <text:p>1.60</text:p>
          </table:table-cell>
          <table:table-cell office:value-type="string" calcext:value-type="string">
            <text:p>y16</text:p>
          </table:table-cell>
          <table:table-cell table:formula="of:=[.D18]+[.$B$2]*[.D18]" office:value-type="float" office:value="4.59497298635722" calcext:value-type="float">
            <text:p>4.5950</text:p>
          </table:table-cell>
          <table:table-cell table:formula="of:=MIN([.E18]+[.E18]*[.$B$2]*[.E18]+([.$B$2]*[.$B$2]/2)*(0+[.E18]);100)" office:value-type="float" office:value="100" calcext:value-type="float">
            <text:p>100.0000</text:p>
          </table:table-cell>
          <table:table-cell table:formula="of:=[.F18]+([.F18]+([.$B$2]/2)*[.F18])*[.$B$2]" office:value-type="float" office:value="4.94079060313695" calcext:value-type="float">
            <text:p>4.9408</text:p>
          </table:table-cell>
          <table:table-cell table:style-name="ce8" table:formula="of:=[.G18]+([.$B$2]/2)*[.G18]+([.$B$2]/2)*([.G18]+[.$B$2]*[.G18])" office:value-type="float" office:value="4.94079060313695" calcext:value-type="float">
            <text:p>4.9408</text:p>
          </table:table-cell>
          <table:table-cell table:formula="of:=EXP([.B19])" office:value-type="float" office:value="4.95303242439512" calcext:value-type="float">
            <text:p>4.95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7</text:p>
          </table:table-cell>
          <table:table-cell table:formula="of:=[.$B$2]+[.B19]" office:value-type="float" office:value="1.7" calcext:value-type="float">
            <text:p>1.70</text:p>
          </table:table-cell>
          <table:table-cell office:value-type="string" calcext:value-type="string">
            <text:p>y17</text:p>
          </table:table-cell>
          <table:table-cell table:formula="of:=[.D19]+[.$B$2]*[.D19]" office:value-type="float" office:value="5.05447028499294" calcext:value-type="float">
            <text:p>5.0545</text:p>
          </table:table-cell>
          <table:table-cell table:formula="of:=MIN([.E19]+[.E19]*[.$B$2]*[.E19]+([.$B$2]*[.$B$2]/2)*(0+[.E19]);100)" office:value-type="float" office:value="100" calcext:value-type="float">
            <text:p>100.0000</text:p>
          </table:table-cell>
          <table:table-cell table:formula="of:=[.F19]+([.F19]+([.$B$2]/2)*[.F19])*[.$B$2]" office:value-type="float" office:value="5.45957361646633" calcext:value-type="float">
            <text:p>5.4596</text:p>
          </table:table-cell>
          <table:table-cell table:style-name="ce8" table:formula="of:=[.G19]+([.$B$2]/2)*[.G19]+([.$B$2]/2)*([.G19]+[.$B$2]*[.G19])" office:value-type="float" office:value="5.45957361646633" calcext:value-type="float">
            <text:p>5.4596</text:p>
          </table:table-cell>
          <table:table-cell table:formula="of:=EXP([.B20])" office:value-type="float" office:value="5.4739473917272" calcext:value-type="float">
            <text:p>5.47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8</text:p>
          </table:table-cell>
          <table:table-cell table:formula="of:=[.$B$2]+[.B20]" office:value-type="float" office:value="1.8" calcext:value-type="float">
            <text:p>1.80</text:p>
          </table:table-cell>
          <table:table-cell office:value-type="string" calcext:value-type="string">
            <text:p>y18</text:p>
          </table:table-cell>
          <table:table-cell table:formula="of:=[.D20]+[.$B$2]*[.D20]" office:value-type="float" office:value="5.55991731349223" calcext:value-type="float">
            <text:p>5.5599</text:p>
          </table:table-cell>
          <table:table-cell table:formula="of:=MIN([.E20]+[.E20]*[.$B$2]*[.E20]+([.$B$2]*[.$B$2]/2)*(0+[.E20]);100)" office:value-type="float" office:value="100" calcext:value-type="float">
            <text:p>100.0000</text:p>
          </table:table-cell>
          <table:table-cell table:formula="of:=[.F20]+([.F20]+([.$B$2]/2)*[.F20])*[.$B$2]" office:value-type="float" office:value="6.0328288461953" calcext:value-type="float">
            <text:p>6.0328</text:p>
          </table:table-cell>
          <table:table-cell table:style-name="ce8" table:formula="of:=[.G20]+([.$B$2]/2)*[.G20]+([.$B$2]/2)*([.G20]+[.$B$2]*[.G20])" office:value-type="float" office:value="6.0328288461953" calcext:value-type="float">
            <text:p>6.0328</text:p>
          </table:table-cell>
          <table:table-cell table:formula="of:=EXP([.B21])" office:value-type="float" office:value="6.04964746441295" calcext:value-type="float">
            <text:p>6.0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9</text:p>
          </table:table-cell>
          <table:table-cell table:formula="of:=[.$B$2]+[.B21]" office:value-type="float" office:value="1.9" calcext:value-type="float">
            <text:p>1.90</text:p>
          </table:table-cell>
          <table:table-cell office:value-type="string" calcext:value-type="string">
            <text:p>y19</text:p>
          </table:table-cell>
          <table:table-cell table:formula="of:=[.D21]+[.$B$2]*[.D21]" office:value-type="float" office:value="6.11590904484146" calcext:value-type="float">
            <text:p>6.1159</text:p>
          </table:table-cell>
          <table:table-cell table:formula="of:=MIN([.E21]+[.E21]*[.$B$2]*[.E21]+([.$B$2]*[.$B$2]/2)*(0+[.E21]);100)" office:value-type="float" office:value="100" calcext:value-type="float">
            <text:p>100.0000</text:p>
          </table:table-cell>
          <table:table-cell table:formula="of:=[.F21]+([.F21]+([.$B$2]/2)*[.F21])*[.$B$2]" office:value-type="float" office:value="6.66627587504581" calcext:value-type="float">
            <text:p>6.6663</text:p>
          </table:table-cell>
          <table:table-cell table:style-name="ce8" table:formula="of:=[.G21]+([.$B$2]/2)*[.G21]+([.$B$2]/2)*([.G21]+[.$B$2]*[.G21])" office:value-type="float" office:value="6.66627587504581" calcext:value-type="float">
            <text:p>6.6663</text:p>
          </table:table-cell>
          <table:table-cell table:formula="of:=EXP([.B22])" office:value-type="float" office:value="6.68589444227927" calcext:value-type="float">
            <text:p>6.68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0</text:p>
          </table:table-cell>
          <table:table-cell table:formula="of:=[.$B$2]+[.B22]" office:value-type="float" office:value="2" calcext:value-type="float">
            <text:p>2.00</text:p>
          </table:table-cell>
          <table:table-cell office:value-type="string" calcext:value-type="string">
            <text:p>y20</text:p>
          </table:table-cell>
          <table:table-cell table:formula="of:=[.D22]+[.$B$2]*[.D22]" office:value-type="float" office:value="6.7274999493256" calcext:value-type="float">
            <text:p>6.7275</text:p>
          </table:table-cell>
          <table:table-cell table:formula="of:=MIN([.E22]+[.E22]*[.$B$2]*[.E22]+([.$B$2]*[.$B$2]/2)*(0+[.E22]);100)" office:value-type="float" office:value="100" calcext:value-type="float">
            <text:p>100.0000</text:p>
          </table:table-cell>
          <table:table-cell table:formula="of:=[.F22]+([.F22]+([.$B$2]/2)*[.F22])*[.$B$2]" office:value-type="float" office:value="7.36623484192562" calcext:value-type="float">
            <text:p>7.3662</text:p>
          </table:table-cell>
          <table:table-cell table:style-name="ce8" table:formula="of:=[.G22]+([.$B$2]/2)*[.G22]+([.$B$2]/2)*([.G22]+[.$B$2]*[.G22])" office:value-type="float" office:value="7.36623484192562" calcext:value-type="float">
            <text:p>7.3662</text:p>
          </table:table-cell>
          <table:table-cell table:formula="of:=EXP([.B23])" office:value-type="float" office:value="7.38905609893065" calcext:value-type="float">
            <text:p>7.38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1</text:p>
          </table:table-cell>
          <table:table-cell table:formula="of:=[.$B$2]+[.B23]" office:value-type="float" office:value="2.1" calcext:value-type="float">
            <text:p>2.10</text:p>
          </table:table-cell>
          <table:table-cell office:value-type="string" calcext:value-type="string">
            <text:p>y21</text:p>
          </table:table-cell>
          <table:table-cell table:formula="of:=[.D23]+[.$B$2]*[.D23]" office:value-type="float" office:value="7.40024994425816" calcext:value-type="float">
            <text:p>7.4002</text:p>
          </table:table-cell>
          <table:table-cell table:formula="of:=MIN([.E23]+[.E23]*[.$B$2]*[.E23]+([.$B$2]*[.$B$2]/2)*(0+[.E23]);100)" office:value-type="float" office:value="100" calcext:value-type="float">
            <text:p>100.0000</text:p>
          </table:table-cell>
          <table:table-cell table:formula="of:=[.F23]+([.F23]+([.$B$2]/2)*[.F23])*[.$B$2]" office:value-type="float" office:value="8.13968950032781" calcext:value-type="float">
            <text:p>8.1397</text:p>
          </table:table-cell>
          <table:table-cell table:style-name="ce8" table:formula="of:=[.G23]+([.$B$2]/2)*[.G23]+([.$B$2]/2)*([.G23]+[.$B$2]*[.G23])" office:value-type="float" office:value="8.13968950032781" calcext:value-type="float">
            <text:p>8.1397</text:p>
          </table:table-cell>
          <table:table-cell table:formula="of:=EXP([.B24])" office:value-type="float" office:value="8.16616991256766" calcext:value-type="float">
            <text:p>8.16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2</text:p>
          </table:table-cell>
          <table:table-cell table:formula="of:=[.$B$2]+[.B24]" office:value-type="float" office:value="2.2" calcext:value-type="float">
            <text:p>2.20</text:p>
          </table:table-cell>
          <table:table-cell office:value-type="string" calcext:value-type="string">
            <text:p>y22</text:p>
          </table:table-cell>
          <table:table-cell table:formula="of:=[.D24]+[.$B$2]*[.D24]" office:value-type="float" office:value="8.14027493868398" calcext:value-type="float">
            <text:p>8.1403</text:p>
          </table:table-cell>
          <table:table-cell table:formula="of:=MIN([.E24]+[.E24]*[.$B$2]*[.E24]+([.$B$2]*[.$B$2]/2)*(0+[.E24]);100)" office:value-type="float" office:value="100" calcext:value-type="float">
            <text:p>100.0000</text:p>
          </table:table-cell>
          <table:table-cell table:formula="of:=[.F24]+([.F24]+([.$B$2]/2)*[.F24])*[.$B$2]" office:value-type="float" office:value="8.99435689786222" calcext:value-type="float">
            <text:p>8.9944</text:p>
          </table:table-cell>
          <table:table-cell table:style-name="ce8" table:formula="of:=[.G24]+([.$B$2]/2)*[.G24]+([.$B$2]/2)*([.G24]+[.$B$2]*[.G24])" office:value-type="float" office:value="8.99435689786222" calcext:value-type="float">
            <text:p>8.9944</text:p>
          </table:table-cell>
          <table:table-cell table:formula="of:=EXP([.B25])" office:value-type="float" office:value="9.02501349943413" calcext:value-type="float">
            <text:p>9.0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3</text:p>
          </table:table-cell>
          <table:table-cell table:formula="of:=[.$B$2]+[.B25]" office:value-type="float" office:value="2.3" calcext:value-type="float">
            <text:p>2.30</text:p>
          </table:table-cell>
          <table:table-cell office:value-type="string" calcext:value-type="string">
            <text:p>y23</text:p>
          </table:table-cell>
          <table:table-cell table:formula="of:=[.D25]+[.$B$2]*[.D25]" office:value-type="float" office:value="8.95430243255237" calcext:value-type="float">
            <text:p>8.9543</text:p>
          </table:table-cell>
          <table:table-cell table:formula="of:=MIN([.E25]+[.E25]*[.$B$2]*[.E25]+([.$B$2]*[.$B$2]/2)*(0+[.E25]);100)" office:value-type="float" office:value="100" calcext:value-type="float">
            <text:p>100.0000</text:p>
          </table:table-cell>
          <table:table-cell table:formula="of:=[.F25]+([.F25]+([.$B$2]/2)*[.F25])*[.$B$2]" office:value-type="float" office:value="9.93876437213776" calcext:value-type="float">
            <text:p>9.9388</text:p>
          </table:table-cell>
          <table:table-cell table:style-name="ce8" table:formula="of:=[.G25]+([.$B$2]/2)*[.G25]+([.$B$2]/2)*([.G25]+[.$B$2]*[.G25])" office:value-type="float" office:value="9.93876437213776" calcext:value-type="float">
            <text:p>9.9388</text:p>
          </table:table-cell>
          <table:table-cell table:formula="of:=EXP([.B26])" office:value-type="float" office:value="9.97418245481473" calcext:value-type="float">
            <text:p>9.97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4</text:p>
          </table:table-cell>
          <table:table-cell table:formula="of:=[.$B$2]+[.B26]" office:value-type="float" office:value="2.4" calcext:value-type="float">
            <text:p>2.40</text:p>
          </table:table-cell>
          <table:table-cell office:value-type="string" calcext:value-type="string">
            <text:p>y24</text:p>
          </table:table-cell>
          <table:table-cell table:formula="of:=[.D26]+[.$B$2]*[.D26]" office:value-type="float" office:value="9.84973267580761" calcext:value-type="float">
            <text:p>9.8497</text:p>
          </table:table-cell>
          <table:table-cell table:formula="of:=MIN([.E26]+[.E26]*[.$B$2]*[.E26]+([.$B$2]*[.$B$2]/2)*(0+[.E26]);100)" office:value-type="float" office:value="100" calcext:value-type="float">
            <text:p>100.0000</text:p>
          </table:table-cell>
          <table:table-cell table:formula="of:=[.F26]+([.F26]+([.$B$2]/2)*[.F26])*[.$B$2]" office:value-type="float" office:value="10.9823346312122" calcext:value-type="float">
            <text:p>10.9823</text:p>
          </table:table-cell>
          <table:table-cell table:style-name="ce8" table:formula="of:=[.G26]+([.$B$2]/2)*[.G26]+([.$B$2]/2)*([.G26]+[.$B$2]*[.G26])" office:value-type="float" office:value="10.9823346312122" calcext:value-type="float">
            <text:p>10.9823</text:p>
          </table:table-cell>
          <table:table-cell table:formula="of:=EXP([.B27])" office:value-type="float" office:value="11.0231763806416" calcext:value-type="float">
            <text:p>11.02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5</text:p>
          </table:table-cell>
          <table:table-cell table:formula="of:=[.$B$2]+[.B27]" office:value-type="float" office:value="2.5" calcext:value-type="float">
            <text:p>2.50</text:p>
          </table:table-cell>
          <table:table-cell office:value-type="string" calcext:value-type="string">
            <text:p>y25</text:p>
          </table:table-cell>
          <table:table-cell table:formula="of:=[.D27]+[.$B$2]*[.D27]" office:value-type="float" office:value="10.8347059433884" calcext:value-type="float">
            <text:p>10.8347</text:p>
          </table:table-cell>
          <table:table-cell table:formula="of:=MIN([.E27]+[.E27]*[.$B$2]*[.E27]+([.$B$2]*[.$B$2]/2)*(0+[.E27]);100)" office:value-type="float" office:value="100" calcext:value-type="float">
            <text:p>100.0000</text:p>
          </table:table-cell>
          <table:table-cell table:formula="of:=[.F27]+([.F27]+([.$B$2]/2)*[.F27])*[.$B$2]" office:value-type="float" office:value="12.1354797674895" calcext:value-type="float">
            <text:p>12.1355</text:p>
          </table:table-cell>
          <table:table-cell table:style-name="ce8" table:formula="of:=[.G27]+([.$B$2]/2)*[.G27]+([.$B$2]/2)*([.G27]+[.$B$2]*[.G27])" office:value-type="float" office:value="12.1354797674895" calcext:value-type="float">
            <text:p>12.1355</text:p>
          </table:table-cell>
          <table:table-cell table:formula="of:=EXP([.B28])" office:value-type="float" office:value="12.1824939607035" calcext:value-type="float">
            <text:p>12.1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6</text:p>
          </table:table-cell>
          <table:table-cell table:formula="of:=[.$B$2]+[.B28]" office:value-type="float" office:value="2.6" calcext:value-type="float">
            <text:p>2.60</text:p>
          </table:table-cell>
          <table:table-cell office:value-type="string" calcext:value-type="string">
            <text:p>y26</text:p>
          </table:table-cell>
          <table:table-cell table:formula="of:=[.D28]+[.$B$2]*[.D28]" office:value-type="float" office:value="11.9181765377272" calcext:value-type="float">
            <text:p>11.9182</text:p>
          </table:table-cell>
          <table:table-cell table:formula="of:=MIN([.E28]+[.E28]*[.$B$2]*[.E28]+([.$B$2]*[.$B$2]/2)*(0+[.E28]);100)" office:value-type="float" office:value="100" calcext:value-type="float">
            <text:p>100.0000</text:p>
          </table:table-cell>
          <table:table-cell table:formula="of:=[.F28]+([.F28]+([.$B$2]/2)*[.F28])*[.$B$2]" office:value-type="float" office:value="13.4097051430759" calcext:value-type="float">
            <text:p>13.4097</text:p>
          </table:table-cell>
          <table:table-cell table:style-name="ce8" table:formula="of:=[.G28]+([.$B$2]/2)*[.G28]+([.$B$2]/2)*([.G28]+[.$B$2]*[.G28])" office:value-type="float" office:value="13.4097051430759" calcext:value-type="float">
            <text:p>13.4097</text:p>
          </table:table-cell>
          <table:table-cell table:formula="of:=EXP([.B29])" office:value-type="float" office:value="13.4637380350017" calcext:value-type="float">
            <text:p>13.46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7</text:p>
          </table:table-cell>
          <table:table-cell table:formula="of:=[.$B$2]+[.B29]" office:value-type="float" office:value="2.7" calcext:value-type="float">
            <text:p>2.70</text:p>
          </table:table-cell>
          <table:table-cell office:value-type="string" calcext:value-type="string">
            <text:p>y27</text:p>
          </table:table-cell>
          <table:table-cell table:formula="of:=[.D29]+[.$B$2]*[.D29]" office:value-type="float" office:value="13.1099941914999" calcext:value-type="float">
            <text:p>13.1100</text:p>
          </table:table-cell>
          <table:table-cell table:formula="of:=MIN([.E29]+[.E29]*[.$B$2]*[.E29]+([.$B$2]*[.$B$2]/2)*(0+[.E29]);100)" office:value-type="float" office:value="100" calcext:value-type="float">
            <text:p>100.0000</text:p>
          </table:table-cell>
          <table:table-cell table:formula="of:=[.F29]+([.F29]+([.$B$2]/2)*[.F29])*[.$B$2]" office:value-type="float" office:value="14.8177241830989" calcext:value-type="float">
            <text:p>14.8177</text:p>
          </table:table-cell>
          <table:table-cell table:style-name="ce8" table:formula="of:=[.G29]+([.$B$2]/2)*[.G29]+([.$B$2]/2)*([.G29]+[.$B$2]*[.G29])" office:value-type="float" office:value="14.8177241830989" calcext:value-type="float">
            <text:p>14.8177</text:p>
          </table:table-cell>
          <table:table-cell table:formula="of:=EXP([.B30])" office:value-type="float" office:value="14.8797317248728" calcext:value-type="float">
            <text:p>14.8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8</text:p>
          </table:table-cell>
          <table:table-cell table:formula="of:=[.$B$2]+[.B30]" office:value-type="float" office:value="2.8" calcext:value-type="float">
            <text:p>2.80</text:p>
          </table:table-cell>
          <table:table-cell office:value-type="string" calcext:value-type="string">
            <text:p>y28</text:p>
          </table:table-cell>
          <table:table-cell table:formula="of:=[.D30]+[.$B$2]*[.D30]" office:value-type="float" office:value="14.4209936106499" calcext:value-type="float">
            <text:p>14.4210</text:p>
          </table:table-cell>
          <table:table-cell table:formula="of:=MIN([.E30]+[.E30]*[.$B$2]*[.E30]+([.$B$2]*[.$B$2]/2)*(0+[.E30]);100)" office:value-type="float" office:value="100" calcext:value-type="float">
            <text:p>100.0000</text:p>
          </table:table-cell>
          <table:table-cell table:formula="of:=[.F30]+([.F30]+([.$B$2]/2)*[.F30])*[.$B$2]" office:value-type="float" office:value="16.3735852223243" calcext:value-type="float">
            <text:p>16.3736</text:p>
          </table:table-cell>
          <table:table-cell table:style-name="ce8" table:formula="of:=[.G30]+([.$B$2]/2)*[.G30]+([.$B$2]/2)*([.G30]+[.$B$2]*[.G30])" office:value-type="float" office:value="16.3735852223243" calcext:value-type="float">
            <text:p>16.3736</text:p>
          </table:table-cell>
          <table:table-cell table:formula="of:=EXP([.B31])" office:value-type="float" office:value="16.4446467710971" calcext:value-type="float">
            <text:p>16.4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9</text:p>
          </table:table-cell>
          <table:table-cell table:formula="of:=[.$B$2]+[.B31]" office:value-type="float" office:value="2.9" calcext:value-type="float">
            <text:p>2.90</text:p>
          </table:table-cell>
          <table:table-cell office:value-type="string" calcext:value-type="string">
            <text:p>y29</text:p>
          </table:table-cell>
          <table:table-cell table:formula="of:=[.D31]+[.$B$2]*[.D31]" office:value-type="float" office:value="15.8630929717149" calcext:value-type="float">
            <text:p>15.8631</text:p>
          </table:table-cell>
          <table:table-cell table:formula="of:=MIN([.E31]+[.E31]*[.$B$2]*[.E31]+([.$B$2]*[.$B$2]/2)*(0+[.E31]);100)" office:value-type="float" office:value="100" calcext:value-type="float">
            <text:p>100.0000</text:p>
          </table:table-cell>
          <table:table-cell table:formula="of:=[.F31]+([.F31]+([.$B$2]/2)*[.F31])*[.$B$2]" office:value-type="float" office:value="18.0928116706683" calcext:value-type="float">
            <text:p>18.0928</text:p>
          </table:table-cell>
          <table:table-cell table:style-name="ce8" table:formula="of:=[.G31]+([.$B$2]/2)*[.G31]+([.$B$2]/2)*([.G31]+[.$B$2]*[.G31])" office:value-type="float" office:value="18.0928116706683" calcext:value-type="float">
            <text:p>18.0928</text:p>
          </table:table-cell>
          <table:table-cell table:formula="of:=EXP([.B32])" office:value-type="float" office:value="18.1741453694431" calcext:value-type="float">
            <text:p>18.17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0</text:p>
          </table:table-cell>
          <table:table-cell table:formula="of:=[.$B$2]+[.B32]" office:value-type="float" office:value="3" calcext:value-type="float">
            <text:p>3.00</text:p>
          </table:table-cell>
          <table:table-cell office:value-type="string" calcext:value-type="string">
            <text:p>y30</text:p>
          </table:table-cell>
          <table:table-cell table:formula="of:=[.D32]+[.$B$2]*[.D32]" office:value-type="float" office:value="17.4494022688864" calcext:value-type="float">
            <text:p>17.4494</text:p>
          </table:table-cell>
          <table:table-cell table:formula="of:=MIN([.E32]+[.E32]*[.$B$2]*[.E32]+([.$B$2]*[.$B$2]/2)*(0+[.E32]);100)" office:value-type="float" office:value="100" calcext:value-type="float">
            <text:p>100.0000</text:p>
          </table:table-cell>
          <table:table-cell table:formula="of:=[.F32]+([.F32]+([.$B$2]/2)*[.F32])*[.$B$2]" office:value-type="float" office:value="19.9925568960885" calcext:value-type="float">
            <text:p>19.9926</text:p>
          </table:table-cell>
          <table:table-cell table:style-name="ce8" table:formula="of:=[.G32]+([.$B$2]/2)*[.G32]+([.$B$2]/2)*([.G32]+[.$B$2]*[.G32])" office:value-type="float" office:value="19.9925568960885" calcext:value-type="float">
            <text:p>19.9926</text:p>
          </table:table-cell>
          <table:table-cell table:formula="of:=EXP([.B33])" office:value-type="float" office:value="20.0855369231877" calcext:value-type="float">
            <text:p>20.08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1</text:p>
          </table:table-cell>
          <table:table-cell table:formula="of:=[.$B$2]+[.B33]" office:value-type="float" office:value="3.1" calcext:value-type="float">
            <text:p>3.10</text:p>
          </table:table-cell>
          <table:table-cell office:value-type="string" calcext:value-type="string">
            <text:p>y31</text:p>
          </table:table-cell>
          <table:table-cell table:formula="of:=[.D33]+[.$B$2]*[.D33]" office:value-type="float" office:value="19.1943424957751" calcext:value-type="float">
            <text:p>19.1943</text:p>
          </table:table-cell>
          <table:table-cell table:formula="of:=MIN([.E33]+[.E33]*[.$B$2]*[.E33]+([.$B$2]*[.$B$2]/2)*(0+[.E33]);100)" office:value-type="float" office:value="100" calcext:value-type="float">
            <text:p>100.0000</text:p>
          </table:table-cell>
          <table:table-cell table:formula="of:=[.F33]+([.F33]+([.$B$2]/2)*[.F33])*[.$B$2]" office:value-type="float" office:value="22.0917753701778" calcext:value-type="float">
            <text:p>22.0918</text:p>
          </table:table-cell>
          <table:table-cell table:style-name="ce8" table:formula="of:=[.G33]+([.$B$2]/2)*[.G33]+([.$B$2]/2)*([.G33]+[.$B$2]*[.G33])" office:value-type="float" office:value="22.0917753701778" calcext:value-type="float">
            <text:p>22.0918</text:p>
          </table:table-cell>
          <table:table-cell table:formula="of:=EXP([.B34])" office:value-type="float" office:value="22.1979512814417" calcext:value-type="float">
            <text:p>22.19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2</text:p>
          </table:table-cell>
          <table:table-cell table:formula="of:=[.$B$2]+[.B34]" office:value-type="float" office:value="3.2" calcext:value-type="float">
            <text:p>3.20</text:p>
          </table:table-cell>
          <table:table-cell office:value-type="string" calcext:value-type="string">
            <text:p>y32</text:p>
          </table:table-cell>
          <table:table-cell table:formula="of:=[.D34]+[.$B$2]*[.D34]" office:value-type="float" office:value="21.1137767453526" calcext:value-type="float">
            <text:p>21.1138</text:p>
          </table:table-cell>
          <table:table-cell table:formula="of:=MIN([.E34]+[.E34]*[.$B$2]*[.E34]+([.$B$2]*[.$B$2]/2)*(0+[.E34]);100)" office:value-type="float" office:value="100" calcext:value-type="float">
            <text:p>100.0000</text:p>
          </table:table-cell>
          <table:table-cell table:formula="of:=[.F34]+([.F34]+([.$B$2]/2)*[.F34])*[.$B$2]" office:value-type="float" office:value="24.4114117840464" calcext:value-type="float">
            <text:p>24.4114</text:p>
          </table:table-cell>
          <table:table-cell table:style-name="ce8" table:formula="of:=[.G34]+([.$B$2]/2)*[.G34]+([.$B$2]/2)*([.G34]+[.$B$2]*[.G34])" office:value-type="float" office:value="24.4114117840464" calcext:value-type="float">
            <text:p>24.4114</text:p>
          </table:table-cell>
          <table:table-cell table:formula="of:=EXP([.B35])" office:value-type="float" office:value="24.5325301971094" calcext:value-type="float">
            <text:p>24.53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3</text:p>
          </table:table-cell>
          <table:table-cell table:formula="of:=[.$B$2]+[.B35]" office:value-type="float" office:value="3.3" calcext:value-type="float">
            <text:p>3.30</text:p>
          </table:table-cell>
          <table:table-cell office:value-type="string" calcext:value-type="string">
            <text:p>y33</text:p>
          </table:table-cell>
          <table:table-cell table:formula="of:=[.D35]+[.$B$2]*[.D35]" office:value-type="float" office:value="23.2251544198878" calcext:value-type="float">
            <text:p>23.2252</text:p>
          </table:table-cell>
          <table:table-cell table:formula="of:=MIN([.E35]+[.E35]*[.$B$2]*[.E35]+([.$B$2]*[.$B$2]/2)*(0+[.E35]);100)" office:value-type="float" office:value="100" calcext:value-type="float">
            <text:p>100.0000</text:p>
          </table:table-cell>
          <table:table-cell table:formula="of:=[.F35]+([.F35]+([.$B$2]/2)*[.F35])*[.$B$2]" office:value-type="float" office:value="26.9746100213713" calcext:value-type="float">
            <text:p>26.9746</text:p>
          </table:table-cell>
          <table:table-cell table:style-name="ce8" table:formula="of:=[.G35]+([.$B$2]/2)*[.G35]+([.$B$2]/2)*([.G35]+[.$B$2]*[.G35])" office:value-type="float" office:value="26.9746100213713" calcext:value-type="float">
            <text:p>26.9746</text:p>
          </table:table-cell>
          <table:table-cell table:formula="of:=EXP([.B36])" office:value-type="float" office:value="27.1126389206579" calcext:value-type="float">
            <text:p>27.11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4</text:p>
          </table:table-cell>
          <table:table-cell table:formula="of:=[.$B$2]+[.B36]" office:value-type="float" office:value="3.4" calcext:value-type="float">
            <text:p>3.40</text:p>
          </table:table-cell>
          <table:table-cell office:value-type="string" calcext:value-type="string">
            <text:p>y34</text:p>
          </table:table-cell>
          <table:table-cell table:formula="of:=[.D36]+[.$B$2]*[.D36]" office:value-type="float" office:value="25.5476698618766" calcext:value-type="float">
            <text:p>25.5477</text:p>
          </table:table-cell>
          <table:table-cell table:formula="of:=MIN([.E36]+[.E36]*[.$B$2]*[.E36]+([.$B$2]*[.$B$2]/2)*(0+[.E36]);100)" office:value-type="float" office:value="100" calcext:value-type="float">
            <text:p>100.0000</text:p>
          </table:table-cell>
          <table:table-cell table:formula="of:=[.F36]+([.F36]+([.$B$2]/2)*[.F36])*[.$B$2]" office:value-type="float" office:value="29.8069440736153" calcext:value-type="float">
            <text:p>29.8069</text:p>
          </table:table-cell>
          <table:table-cell table:style-name="ce8" table:formula="of:=[.G36]+([.$B$2]/2)*[.G36]+([.$B$2]/2)*([.G36]+[.$B$2]*[.G36])" office:value-type="float" office:value="29.8069440736153" calcext:value-type="float">
            <text:p>29.8069</text:p>
          </table:table-cell>
          <table:table-cell table:formula="of:=EXP([.B37])" office:value-type="float" office:value="29.9641000473971" calcext:value-type="float">
            <text:p>29.96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5</text:p>
          </table:table-cell>
          <table:table-cell table:formula="of:=[.$B$2]+[.B37]" office:value-type="float" office:value="3.5" calcext:value-type="float">
            <text:p>3.50</text:p>
          </table:table-cell>
          <table:table-cell office:value-type="string" calcext:value-type="string">
            <text:p>y35</text:p>
          </table:table-cell>
          <table:table-cell table:formula="of:=[.D37]+[.$B$2]*[.D37]" office:value-type="float" office:value="28.1024368480643" calcext:value-type="float">
            <text:p>28.1024</text:p>
          </table:table-cell>
          <table:table-cell table:formula="of:=MIN([.E37]+[.E37]*[.$B$2]*[.E37]+([.$B$2]*[.$B$2]/2)*(0+[.E37]);100)" office:value-type="float" office:value="100" calcext:value-type="float">
            <text:p>100.0000</text:p>
          </table:table-cell>
          <table:table-cell table:formula="of:=[.F37]+([.F37]+([.$B$2]/2)*[.F37])*[.$B$2]" office:value-type="float" office:value="32.9366732013449" calcext:value-type="float">
            <text:p>32.9367</text:p>
          </table:table-cell>
          <table:table-cell table:style-name="ce8" table:formula="of:=[.G37]+([.$B$2]/2)*[.G37]+([.$B$2]/2)*([.G37]+[.$B$2]*[.G37])" office:value-type="float" office:value="32.9366732013449" calcext:value-type="float">
            <text:p>32.9367</text:p>
          </table:table-cell>
          <table:table-cell table:formula="of:=EXP([.B38])" office:value-type="float" office:value="33.1154519586924" calcext:value-type="float">
            <text:p>33.11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6</text:p>
          </table:table-cell>
          <table:table-cell table:formula="of:=[.$B$2]+[.B38]" office:value-type="float" office:value="3.6" calcext:value-type="float">
            <text:p>3.60</text:p>
          </table:table-cell>
          <table:table-cell office:value-type="string" calcext:value-type="string">
            <text:p>y36</text:p>
          </table:table-cell>
          <table:table-cell table:formula="of:=[.D38]+[.$B$2]*[.D38]" office:value-type="float" office:value="30.9126805328707" calcext:value-type="float">
            <text:p>30.9127</text:p>
          </table:table-cell>
          <table:table-cell table:formula="of:=MIN([.E38]+[.E38]*[.$B$2]*[.E38]+([.$B$2]*[.$B$2]/2)*(0+[.E38]);100)" office:value-type="float" office:value="100" calcext:value-type="float">
            <text:p>100.0000</text:p>
          </table:table-cell>
          <table:table-cell table:formula="of:=[.F38]+([.F38]+([.$B$2]/2)*[.F38])*[.$B$2]" office:value-type="float" office:value="36.3950238874861" calcext:value-type="float">
            <text:p>36.3950</text:p>
          </table:table-cell>
          <table:table-cell table:style-name="ce8" table:formula="of:=[.G38]+([.$B$2]/2)*[.G38]+([.$B$2]/2)*([.G38]+[.$B$2]*[.G38])" office:value-type="float" office:value="36.3950238874861" calcext:value-type="float">
            <text:p>36.3950</text:p>
          </table:table-cell>
          <table:table-cell table:formula="of:=EXP([.B39])" office:value-type="float" office:value="36.5982344436781" calcext:value-type="float">
            <text:p>36.59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7</text:p>
          </table:table-cell>
          <table:table-cell table:formula="of:=[.$B$2]+[.B39]" office:value-type="float" office:value="3.7" calcext:value-type="float">
            <text:p>3.70</text:p>
          </table:table-cell>
          <table:table-cell office:value-type="string" calcext:value-type="string">
            <text:p>y37</text:p>
          </table:table-cell>
          <table:table-cell table:formula="of:=[.D39]+[.$B$2]*[.D39]" office:value-type="float" office:value="34.0039485861577" calcext:value-type="float">
            <text:p>34.0039</text:p>
          </table:table-cell>
          <table:table-cell table:formula="of:=MIN([.E39]+[.E39]*[.$B$2]*[.E39]+([.$B$2]*[.$B$2]/2)*(0+[.E39]);100)" office:value-type="float" office:value="100" calcext:value-type="float">
            <text:p>100.0000</text:p>
          </table:table-cell>
          <table:table-cell table:formula="of:=[.F39]+([.F39]+([.$B$2]/2)*[.F39])*[.$B$2]" office:value-type="float" office:value="40.2165013956722" calcext:value-type="float">
            <text:p>40.2165</text:p>
          </table:table-cell>
          <table:table-cell table:style-name="ce8" table:formula="of:=[.G39]+([.$B$2]/2)*[.G39]+([.$B$2]/2)*([.G39]+[.$B$2]*[.G39])" office:value-type="float" office:value="40.2165013956722" calcext:value-type="float">
            <text:p>40.2165</text:p>
          </table:table-cell>
          <table:table-cell table:formula="of:=EXP([.B40])" office:value-type="float" office:value="40.4473043600675" calcext:value-type="float">
            <text:p>40.44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8</text:p>
          </table:table-cell>
          <table:table-cell table:formula="of:=[.$B$2]+[.B40]" office:value-type="float" office:value="3.8" calcext:value-type="float">
            <text:p>3.80</text:p>
          </table:table-cell>
          <table:table-cell office:value-type="string" calcext:value-type="string">
            <text:p>y38</text:p>
          </table:table-cell>
          <table:table-cell table:formula="of:=[.D40]+[.$B$2]*[.D40]" office:value-type="float" office:value="37.4043434447735" calcext:value-type="float">
            <text:p>37.4043</text:p>
          </table:table-cell>
          <table:table-cell table:formula="of:=MIN([.E40]+[.E40]*[.$B$2]*[.E40]+([.$B$2]*[.$B$2]/2)*(0+[.E40]);100)" office:value-type="float" office:value="100" calcext:value-type="float">
            <text:p>100.0000</text:p>
          </table:table-cell>
          <table:table-cell table:formula="of:=[.F40]+([.F40]+([.$B$2]/2)*[.F40])*[.$B$2]" office:value-type="float" office:value="44.4392340422177" calcext:value-type="float">
            <text:p>44.4392</text:p>
          </table:table-cell>
          <table:table-cell table:style-name="ce8" table:formula="of:=[.G40]+([.$B$2]/2)*[.G40]+([.$B$2]/2)*([.G40]+[.$B$2]*[.G40])" office:value-type="float" office:value="44.4392340422177" calcext:value-type="float">
            <text:p>44.4392</text:p>
          </table:table-cell>
          <table:table-cell table:formula="of:=EXP([.B41])" office:value-type="float" office:value="44.7011844933009" calcext:value-type="float">
            <text:p>44.7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39</text:p>
          </table:table-cell>
          <table:table-cell table:formula="of:=[.$B$2]+[.B41]" office:value-type="float" office:value="3.9" calcext:value-type="float">
            <text:p>3.90</text:p>
          </table:table-cell>
          <table:table-cell office:value-type="string" calcext:value-type="string">
            <text:p>y39</text:p>
          </table:table-cell>
          <table:table-cell table:formula="of:=[.D41]+[.$B$2]*[.D41]" office:value-type="float" office:value="41.1447777892509" calcext:value-type="float">
            <text:p>41.1448</text:p>
          </table:table-cell>
          <table:table-cell table:formula="of:=MIN([.E41]+[.E41]*[.$B$2]*[.E41]+([.$B$2]*[.$B$2]/2)*(0+[.E41]);100)" office:value-type="float" office:value="100" calcext:value-type="float">
            <text:p>100.0000</text:p>
          </table:table-cell>
          <table:table-cell table:formula="of:=[.F41]+([.F41]+([.$B$2]/2)*[.F41])*[.$B$2]" office:value-type="float" office:value="49.1053536166506" calcext:value-type="float">
            <text:p>49.1054</text:p>
          </table:table-cell>
          <table:table-cell table:style-name="ce8" table:formula="of:=[.G41]+([.$B$2]/2)*[.G41]+([.$B$2]/2)*([.G41]+[.$B$2]*[.G41])" office:value-type="float" office:value="49.1053536166506" calcext:value-type="float">
            <text:p>49.1054</text:p>
          </table:table-cell>
          <table:table-cell table:formula="of:=EXP([.B42])" office:value-type="float" office:value="49.4024491055303" calcext:value-type="float">
            <text:p>49.4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40</text:p>
          </table:table-cell>
          <table:table-cell table:formula="of:=[.$B$2]+[.B42]" office:value-type="float" office:value="4" calcext:value-type="float">
            <text:p>4.00</text:p>
          </table:table-cell>
          <table:table-cell office:value-type="string" calcext:value-type="string">
            <text:p>y40</text:p>
          </table:table-cell>
          <table:table-cell table:formula="of:=[.D42]+[.$B$2]*[.D42]" office:value-type="float" office:value="45.259255568176" calcext:value-type="float">
            <text:p>45.2593</text:p>
          </table:table-cell>
          <table:table-cell table:formula="of:=MIN([.E42]+[.E42]*[.$B$2]*[.E42]+([.$B$2]*[.$B$2]/2)*(0+[.E42]);100)" office:value-type="float" office:value="100" calcext:value-type="float">
            <text:p>100.0000</text:p>
          </table:table-cell>
          <table:table-cell table:formula="of:=[.F42]+([.F42]+([.$B$2]/2)*[.F42])*[.$B$2]" office:value-type="float" office:value="54.2614157463989" calcext:value-type="float">
            <text:p>54.2614</text:p>
          </table:table-cell>
          <table:table-cell table:style-name="ce8" table:formula="of:=[.G42]+([.$B$2]/2)*[.G42]+([.$B$2]/2)*([.G42]+[.$B$2]*[.G42])" office:value-type="float" office:value="54.2614157463989" calcext:value-type="float">
            <text:p>54.2614</text:p>
          </table:table-cell>
          <table:table-cell table:formula="of:=EXP([.B43])" office:value-type="float" office:value="54.5981500331443" calcext:value-type="float">
            <text:p>54.59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41</text:p>
          </table:table-cell>
          <table:table-cell table:formula="of:=[.$B$2]+[.B43]" office:value-type="float" office:value="4.1" calcext:value-type="float">
            <text:p>4.10</text:p>
          </table:table-cell>
          <table:table-cell office:value-type="string" calcext:value-type="string">
            <text:p>y41</text:p>
          </table:table-cell>
          <table:table-cell table:formula="of:=[.D43]+[.$B$2]*[.D43]" office:value-type="float" office:value="49.7851811249936" calcext:value-type="float">
            <text:p>49.7852</text:p>
          </table:table-cell>
          <table:table-cell table:formula="of:=MIN([.E43]+[.E43]*[.$B$2]*[.E43]+([.$B$2]*[.$B$2]/2)*(0+[.E43]);100)" office:value-type="float" office:value="100" calcext:value-type="float">
            <text:p>100.0000</text:p>
          </table:table-cell>
          <table:table-cell table:formula="of:=[.F43]+([.F43]+([.$B$2]/2)*[.F43])*[.$B$2]" office:value-type="float" office:value="59.9588643997708" calcext:value-type="float">
            <text:p>59.9589</text:p>
          </table:table-cell>
          <table:table-cell table:style-name="ce8" table:formula="of:=[.G43]+([.$B$2]/2)*[.G43]+([.$B$2]/2)*([.G43]+[.$B$2]*[.G43])" office:value-type="float" office:value="59.9588643997708" calcext:value-type="float">
            <text:p>59.9589</text:p>
          </table:table-cell>
          <table:table-cell table:formula="of:=EXP([.B44])" office:value-type="float" office:value="60.3402875973621" calcext:value-type="float">
            <text:p>60.3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42</text:p>
          </table:table-cell>
          <table:table-cell table:formula="of:=[.$B$2]+[.B44]" office:value-type="float" office:value="4.2" calcext:value-type="float">
            <text:p>4.20</text:p>
          </table:table-cell>
          <table:table-cell office:value-type="string" calcext:value-type="string">
            <text:p>y42</text:p>
          </table:table-cell>
          <table:table-cell table:formula="of:=[.D44]+[.$B$2]*[.D44]" office:value-type="float" office:value="54.7636992374929" calcext:value-type="float">
            <text:p>54.7637</text:p>
          </table:table-cell>
          <table:table-cell table:formula="of:=MIN([.E44]+[.E44]*[.$B$2]*[.E44]+([.$B$2]*[.$B$2]/2)*(0+[.E44]);100)" office:value-type="float" office:value="100" calcext:value-type="float">
            <text:p>100.0000</text:p>
          </table:table-cell>
          <table:table-cell table:formula="of:=[.F44]+([.F44]+([.$B$2]/2)*[.F44])*[.$B$2]" office:value-type="float" office:value="66.2545451617467" calcext:value-type="float">
            <text:p>66.2545</text:p>
          </table:table-cell>
          <table:table-cell table:style-name="ce8" table:formula="of:=[.G44]+([.$B$2]/2)*[.G44]+([.$B$2]/2)*([.G44]+[.$B$2]*[.G44])" office:value-type="float" office:value="66.2545451617467" calcext:value-type="float">
            <text:p>66.2545</text:p>
          </table:table-cell>
          <table:table-cell table:formula="of:=EXP([.B45])" office:value-type="float" office:value="66.6863310409252" calcext:value-type="float">
            <text:p>66.68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43</text:p>
          </table:table-cell>
          <table:table-cell table:formula="of:=[.$B$2]+[.B45]" office:value-type="float" office:value="4.3" calcext:value-type="float">
            <text:p>4.30</text:p>
          </table:table-cell>
          <table:table-cell office:value-type="string" calcext:value-type="string">
            <text:p>y43</text:p>
          </table:table-cell>
          <table:table-cell table:formula="of:=[.D45]+[.$B$2]*[.D45]" office:value-type="float" office:value="60.2400691612422" calcext:value-type="float">
            <text:p>60.2401</text:p>
          </table:table-cell>
          <table:table-cell table:formula="of:=MIN([.E45]+[.E45]*[.$B$2]*[.E45]+([.$B$2]*[.$B$2]/2)*(0+[.E45]);100)" office:value-type="float" office:value="100" calcext:value-type="float">
            <text:p>100.0000</text:p>
          </table:table-cell>
          <table:table-cell table:formula="of:=[.F45]+([.F45]+([.$B$2]/2)*[.F45])*[.$B$2]" office:value-type="float" office:value="73.2112724037301" calcext:value-type="float">
            <text:p>73.2113</text:p>
          </table:table-cell>
          <table:table-cell table:style-name="ce8" table:formula="of:=[.G45]+([.$B$2]/2)*[.G45]+([.$B$2]/2)*([.G45]+[.$B$2]*[.G45])" office:value-type="float" office:value="73.2112724037301" calcext:value-type="float">
            <text:p>73.2113</text:p>
          </table:table-cell>
          <table:table-cell table:formula="of:=EXP([.B46])" office:value-type="float" office:value="73.6997936995958" calcext:value-type="float">
            <text:p>73.69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44</text:p>
          </table:table-cell>
          <table:table-cell table:formula="of:=[.$B$2]+[.B46]" office:value-type="float" office:value="4.4" calcext:value-type="float">
            <text:p>4.40</text:p>
          </table:table-cell>
          <table:table-cell office:value-type="string" calcext:value-type="string">
            <text:p>y44</text:p>
          </table:table-cell>
          <table:table-cell table:formula="of:=[.D46]+[.$B$2]*[.D46]" office:value-type="float" office:value="66.2640760773664" calcext:value-type="float">
            <text:p>66.2641</text:p>
          </table:table-cell>
          <table:table-cell table:formula="of:=MIN([.E46]+[.E46]*[.$B$2]*[.E46]+([.$B$2]*[.$B$2]/2)*(0+[.E46]);100)" office:value-type="float" office:value="100" calcext:value-type="float">
            <text:p>100.0000</text:p>
          </table:table-cell>
          <table:table-cell table:formula="of:=[.F46]+([.F46]+([.$B$2]/2)*[.F46])*[.$B$2]" office:value-type="float" office:value="80.8984560061218" calcext:value-type="float">
            <text:p>80.8985</text:p>
          </table:table-cell>
          <table:table-cell table:style-name="ce8" table:formula="of:=[.G46]+([.$B$2]/2)*[.G46]+([.$B$2]/2)*([.G46]+[.$B$2]*[.G46])" office:value-type="float" office:value="80.8984560061218" calcext:value-type="float">
            <text:p>80.8985</text:p>
          </table:table-cell>
          <table:table-cell table:formula="of:=EXP([.B47])" office:value-type="float" office:value="81.4508686649682" calcext:value-type="float">
            <text:p>81.4509</text:p>
          </table:table-cell>
          <table:table-cell/>
          <table:table-cell office:value-type="string" calcext:value-type="string" table:number-columns-spanned="4" table:number-rows-spanned="1">
            <text:p>Ewidentnie Taylor wystrzela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t45</text:p>
          </table:table-cell>
          <table:table-cell table:formula="of:=[.$B$2]+[.B47]" office:value-type="float" office:value="4.5" calcext:value-type="float">
            <text:p>4.50</text:p>
          </table:table-cell>
          <table:table-cell office:value-type="string" calcext:value-type="string">
            <text:p>y45</text:p>
          </table:table-cell>
          <table:table-cell table:formula="of:=[.D47]+[.$B$2]*[.D47]" office:value-type="float" office:value="72.8904836851031" calcext:value-type="float">
            <text:p>72.8905</text:p>
          </table:table-cell>
          <table:table-cell table:formula="of:=MIN([.E47]+[.E47]*[.$B$2]*[.E47]+([.$B$2]*[.$B$2]/2)*(0+[.E47]);100)" office:value-type="float" office:value="100" calcext:value-type="float">
            <text:p>100.0000</text:p>
          </table:table-cell>
          <table:table-cell table:formula="of:=[.F47]+([.F47]+([.$B$2]/2)*[.F47])*[.$B$2]" office:value-type="float" office:value="89.3927938867646" calcext:value-type="float">
            <text:p>89.3928</text:p>
          </table:table-cell>
          <table:table-cell table:style-name="ce8" table:formula="of:=[.G47]+([.$B$2]/2)*[.G47]+([.$B$2]/2)*([.G47]+[.$B$2]*[.G47])" office:value-type="float" office:value="89.3927938867646" calcext:value-type="float">
            <text:p>89.3928</text:p>
          </table:table-cell>
          <table:table-cell table:formula="of:=EXP([.B48])" office:value-type="float" office:value="90.0171313005218" calcext:value-type="float">
            <text:p>90.0171</text:p>
          </table:table-cell>
          <table:table-cell/>
          <table:table-cell office:value-type="string" calcext:value-type="string" table:number-columns-spanned="9" table:number-rows-spanned="1">
            <text:p>Metoda Eulera lekko odbiego od bardzo zbliżonych do prawdziwej wartości metod Heun’a I zmodyfikowanej Euler’a</text:p>
          </table:table-cell>
          <table:covered-table-cell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46</text:p>
          </table:table-cell>
          <table:table-cell table:formula="of:=[.$B$2]+[.B48]" office:value-type="float" office:value="4.6" calcext:value-type="float">
            <text:p>4.60</text:p>
          </table:table-cell>
          <table:table-cell office:value-type="string" calcext:value-type="string">
            <text:p>y46</text:p>
          </table:table-cell>
          <table:table-cell table:formula="of:=[.D48]+[.$B$2]*[.D48]" office:value-type="float" office:value="80.1795320536134" calcext:value-type="float">
            <text:p>80.1795</text:p>
          </table:table-cell>
          <table:table-cell table:formula="of:=MIN([.E48]+[.E48]*[.$B$2]*[.E48]+([.$B$2]*[.$B$2]/2)*(0+[.E48]);100)" office:value-type="float" office:value="100" calcext:value-type="float">
            <text:p>100.0000</text:p>
          </table:table-cell>
          <table:table-cell table:formula="of:=[.F48]+([.F48]+([.$B$2]/2)*[.F48])*[.$B$2]" office:value-type="float" office:value="98.7790372448749" calcext:value-type="float">
            <text:p>98.7790</text:p>
          </table:table-cell>
          <table:table-cell table:style-name="ce8" table:formula="of:=[.G48]+([.$B$2]/2)*[.G48]+([.$B$2]/2)*([.G48]+[.$B$2]*[.G48])" office:value-type="float" office:value="98.7790372448748" calcext:value-type="float">
            <text:p>98.7790</text:p>
          </table:table-cell>
          <table:table-cell table:formula="of:=EXP([.B49])" office:value-type="float" office:value="99.4843156419338" calcext:value-type="float">
            <text:p>99.48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47</text:p>
          </table:table-cell>
          <table:table-cell table:formula="of:=[.$B$2]+[.B49]" office:value-type="float" office:value="4.7" calcext:value-type="float">
            <text:p>4.70</text:p>
          </table:table-cell>
          <table:table-cell office:value-type="string" calcext:value-type="string">
            <text:p>y47</text:p>
          </table:table-cell>
          <table:table-cell table:formula="of:=[.D49]+[.$B$2]*[.D49]" office:value-type="float" office:value="88.1974852589747" calcext:value-type="float">
            <text:p>88.1975</text:p>
          </table:table-cell>
          <table:table-cell table:formula="of:=MIN([.E49]+[.E49]*[.$B$2]*[.E49]+([.$B$2]*[.$B$2]/2)*(0+[.E49]);100)" office:value-type="float" office:value="100" calcext:value-type="float">
            <text:p>100.0000</text:p>
          </table:table-cell>
          <table:table-cell table:formula="of:=[.F49]+([.F49]+([.$B$2]/2)*[.F49])*[.$B$2]" office:value-type="float" office:value="109.150836155587" calcext:value-type="float">
            <text:p>109.1508</text:p>
          </table:table-cell>
          <table:table-cell table:style-name="ce8" table:formula="of:=[.G49]+([.$B$2]/2)*[.G49]+([.$B$2]/2)*([.G49]+[.$B$2]*[.G49])" office:value-type="float" office:value="109.150836155587" calcext:value-type="float">
            <text:p>109.1508</text:p>
          </table:table-cell>
          <table:table-cell table:formula="of:=EXP([.B50])" office:value-type="float" office:value="109.947172452123" calcext:value-type="float">
            <text:p>109.94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48</text:p>
          </table:table-cell>
          <table:table-cell table:formula="of:=[.$B$2]+[.B50]" office:value-type="float" office:value="4.8" calcext:value-type="float">
            <text:p>4.80</text:p>
          </table:table-cell>
          <table:table-cell office:value-type="string" calcext:value-type="string">
            <text:p>y48</text:p>
          </table:table-cell>
          <table:table-cell table:formula="of:=[.D50]+[.$B$2]*[.D50]" office:value-type="float" office:value="97.0172337848722" calcext:value-type="float">
            <text:p>97.0172</text:p>
          </table:table-cell>
          <table:table-cell table:formula="of:=MIN([.E50]+[.E50]*[.$B$2]*[.E50]+([.$B$2]*[.$B$2]/2)*(0+[.E50]);100)" office:value-type="float" office:value="100" calcext:value-type="float">
            <text:p>100.0000</text:p>
          </table:table-cell>
          <table:table-cell table:formula="of:=[.F50]+([.F50]+([.$B$2]/2)*[.F50])*[.$B$2]" office:value-type="float" office:value="120.611673951923" calcext:value-type="float">
            <text:p>120.6117</text:p>
          </table:table-cell>
          <table:table-cell table:style-name="ce8" table:formula="of:=[.G50]+([.$B$2]/2)*[.G50]+([.$B$2]/2)*([.G50]+[.$B$2]*[.G50])" office:value-type="float" office:value="120.611673951923" calcext:value-type="float">
            <text:p>120.6117</text:p>
          </table:table-cell>
          <table:table-cell table:formula="of:=EXP([.B51])" office:value-type="float" office:value="121.510417518735" calcext:value-type="float">
            <text:p>121.51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49</text:p>
          </table:table-cell>
          <table:table-cell table:formula="of:=[.$B$2]+[.B51]" office:value-type="float" office:value="4.9" calcext:value-type="float">
            <text:p>4.90</text:p>
          </table:table-cell>
          <table:table-cell office:value-type="string" calcext:value-type="string">
            <text:p>y49</text:p>
          </table:table-cell>
          <table:table-cell table:formula="of:=[.D51]+[.$B$2]*[.D51]" office:value-type="float" office:value="106.718957163359" calcext:value-type="float">
            <text:p>106.7190</text:p>
          </table:table-cell>
          <table:table-cell table:formula="of:=MIN([.E51]+[.E51]*[.$B$2]*[.E51]+([.$B$2]*[.$B$2]/2)*(0+[.E51]);100)" office:value-type="float" office:value="100" calcext:value-type="float">
            <text:p>100.0000</text:p>
          </table:table-cell>
          <table:table-cell table:formula="of:=[.F51]+([.F51]+([.$B$2]/2)*[.F51])*[.$B$2]" office:value-type="float" office:value="133.275899716875" calcext:value-type="float">
            <text:p>133.2759</text:p>
          </table:table-cell>
          <table:table-cell table:style-name="ce8" table:formula="of:=[.G51]+([.$B$2]/2)*[.G51]+([.$B$2]/2)*([.G51]+[.$B$2]*[.G51])" office:value-type="float" office:value="133.275899716875" calcext:value-type="float">
            <text:p>133.2759</text:p>
          </table:table-cell>
          <table:table-cell table:formula="of:=EXP([.B52])" office:value-type="float" office:value="134.289779684935" calcext:value-type="float">
            <text:p>134.28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50</text:p>
          </table:table-cell>
          <table:table-cell table:formula="of:=[.$B$2]+[.B52]" office:value-type="float" office:value="5" calcext:value-type="float">
            <text:p>5.00</text:p>
          </table:table-cell>
          <table:table-cell office:value-type="string" calcext:value-type="string">
            <text:p>y50</text:p>
          </table:table-cell>
          <table:table-cell table:formula="of:=[.D52]+[.$B$2]*[.D52]" office:value-type="float" office:value="117.390852879695" calcext:value-type="float">
            <text:p>117.3909</text:p>
          </table:table-cell>
          <table:table-cell table:formula="of:=MIN([.E52]+[.E52]*[.$B$2]*[.E52]+([.$B$2]*[.$B$2]/2)*(0+[.E52]);100)" office:value-type="float" office:value="100" calcext:value-type="float">
            <text:p>100.0000</text:p>
          </table:table-cell>
          <table:table-cell table:formula="of:=[.F52]+([.F52]+([.$B$2]/2)*[.F52])*[.$B$2]" office:value-type="float" office:value="147.269869187147" calcext:value-type="float">
            <text:p>147.2699</text:p>
          </table:table-cell>
          <table:table-cell table:style-name="ce8" table:formula="of:=[.G52]+([.$B$2]/2)*[.G52]+([.$B$2]/2)*([.G52]+[.$B$2]*[.G52])" office:value-type="float" office:value="147.269869187147" calcext:value-type="float">
            <text:p>147.2699</text:p>
          </table:table-cell>
          <table:table-cell table:formula="of:=EXP([.B53])" office:value-type="float" office:value="148.413159102576" calcext:value-type="float">
            <text:p>148.4132</text:p>
          </table:table-cell>
          <table:table-cell table:number-columns-repeated="1016"/>
        </table:table-row>
        <table:table-row table:style-name="ro1" table:number-rows-repeated="50">
          <table:table-cell table:style-name="Default" table:number-columns-repeated="8"/>
          <table:table-cell table:number-columns-repeated="1016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2" table:number-columns-repeated="257" table:default-cell-style-name="ce9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2" table:number-columns-repeated="257" table:default-cell-style-name="ce9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3-26T13:55:08</meta:creation-date>
    <dc:date>2021-04-29T09:43:54.865394267</dc:date>
    <meta:editing-cycles>5</meta:editing-cycles>
    <meta:editing-duration>PT59M23S</meta:editing-duration>
    <meta:generator>LibreOffice/6.4.7.2$Linux_X86_64 LibreOffice_project/40$Build-2</meta:generator>
    <meta:document-statistic meta:table-count="3" meta:cell-count="42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94cm" svg:height="9.385cm" xlink:href=".." xlink:type="simple" chart:class="chart:line" chart:style-name="ch1">
        <chart:legend chart:legend-position="end" svg:x="14.752cm" svg:y="3.397cm" style:legend-expansion="high" chart:style-name="ch2"/>
        <chart:plot-area chart:style-name="ch3" table:cell-range-address="Arkusz1.D1:Arkusz1.H53" chart:data-source-has-labels="row" svg:x="0.393cm" svg:y="0.187cm" svg:width="13.966cm" svg:height="9.011cm">
          <chartooo:coordinate-region svg:x="2.046cm" svg:y="0.386cm" svg:width="12.313cm" svg:height="8.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D3:Arkusz1.D53" chart:label-cell-address="Arkusz1.D1:Arkusz1.D2" chart:class="chart:line">
            <chart:data-point chart:repeated="51"/>
          </chart:series>
          <chart:series chart:style-name="ch8" chart:values-cell-range-address="Arkusz1.E3:Arkusz1.E53" chart:label-cell-address="Arkusz1.E1:Arkusz1.E2" chart:class="chart:line">
            <chart:data-point chart:repeated="51"/>
          </chart:series>
          <chart:series chart:style-name="ch9" chart:values-cell-range-address="Arkusz1.F3:Arkusz1.F53" chart:label-cell-address="Arkusz1.F1:Arkusz1.F2" chart:class="chart:line">
            <chart:data-point chart:repeated="51"/>
          </chart:series>
          <chart:series chart:style-name="ch10" chart:values-cell-range-address="Arkusz1.G3:Arkusz1.G53" chart:label-cell-address="Arkusz1.G1:Arkusz1.G2" chart:class="chart:line">
            <chart:data-point chart:repeated="51"/>
          </chart:series>
          <chart:series chart:style-name="ch11" chart:values-cell-range-address="Arkusz1.H3:Arkusz1.H53" chart:label-cell-address="Arkusz1.H1:Arkusz1.H2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LER Wartość y_n</text:p>
                <text:list>
                  <text:list-item>
                    <text:p>EULER</text:p>
                  </text:list-item>
                  <text:list-item>
                    <text:p>Wartość y_n</text:p>
                  </text:list-item>
                </text:list>
                <draw:g>
                  <svg:desc>Arkusz1.D1:Arkusz1.D2</svg:desc>
                </draw:g>
              </table:table-cell>
              <table:table-cell office:value-type="string">
                <text:p>TAYLOR Wartość y_n</text:p>
                <text:list>
                  <text:list-item>
                    <text:p>TAYLOR</text:p>
                  </text:list-item>
                  <text:list-item>
                    <text:p>Wartość y_n</text:p>
                  </text:list-item>
                </text:list>
                <draw:g>
                  <svg:desc>Arkusz1.E1:Arkusz1.E2</svg:desc>
                </draw:g>
              </table:table-cell>
              <table:table-cell office:value-type="string">
                <text:p>Z. EULER Wartość y_n</text:p>
                <text:list>
                  <text:list-item>
                    <text:p>Z. EULER</text:p>
                  </text:list-item>
                  <text:list-item>
                    <text:p>Wartość y_n</text:p>
                  </text:list-item>
                </text:list>
                <draw:g>
                  <svg:desc>Arkusz1.F1:Arkusz1.F2</svg:desc>
                </draw:g>
              </table:table-cell>
              <table:table-cell office:value-type="string">
                <text:p>HEUEN Wartość y_n</text:p>
                <text:list>
                  <text:list-item>
                    <text:p>HEUEN</text:p>
                  </text:list-item>
                  <text:list-item>
                    <text:p>Wartość y_n</text:p>
                  </text:list-item>
                </text:list>
                <draw:g>
                  <svg:desc>Arkusz1.G1:Arkusz1.G2</svg:desc>
                </draw:g>
              </table:table-cell>
              <table:table-cell office:value-type="string">
                <text:p>Prawdziwa wartość</text:p>
                <text:list>
                  <text:list-item>
                    <text:p/>
                  </text:list-item>
                  <text:list-item>
                    <text:p>Prawdziwa wartość</text:p>
                  </text:list-item>
                </text:list>
                <draw:g>
                  <svg:desc>Arkusz1.H1:Arkusz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D3:Arkusz1.D53</svg:desc>
                </draw:g>
              </table:table-cell>
              <table:table-cell office:value-type="float" office:value="1">
                <text:p>1</text:p>
                <draw:g>
                  <svg:desc>Arkusz1.E3:Arkusz1.E53</svg:desc>
                </draw:g>
              </table:table-cell>
              <table:table-cell office:value-type="float" office:value="1">
                <text:p>1</text:p>
                <draw:g>
                  <svg:desc>Arkusz1.F3:Arkusz1.F53</svg:desc>
                </draw:g>
              </table:table-cell>
              <table:table-cell office:value-type="float" office:value="1">
                <text:p>1</text:p>
                <draw:g>
                  <svg:desc>Arkusz1.G3:Arkusz1.G53</svg:desc>
                </draw:g>
              </table:table-cell>
              <table:table-cell office:value-type="float" office:value="1">
                <text:p>1</text:p>
                <draw:g>
                  <svg:desc>Arkusz1.H3:Arkusz1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1.10517091807565">
                <text:p>1.10517091807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1">
                <text:p>1.21</text:p>
              </table:table-cell>
              <table:table-cell office:value-type="float" office:value="1.2326275">
                <text:p>1.2326275</text:p>
              </table:table-cell>
              <table:table-cell office:value-type="float" office:value="1.221025">
                <text:p>1.221025</text:p>
              </table:table-cell>
              <table:table-cell office:value-type="float" office:value="1.221025">
                <text:p>1.221025</text:p>
              </table:table-cell>
              <table:table-cell office:value-type="float" office:value="1.22140275816017">
                <text:p>1.22140275816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1">
                <text:p>1.331</text:p>
              </table:table-cell>
              <table:table-cell office:value-type="float" office:value="1.39072769287563">
                <text:p>1.39072769287563</text:p>
              </table:table-cell>
              <table:table-cell office:value-type="float" office:value="1.349232625">
                <text:p>1.349232625</text:p>
              </table:table-cell>
              <table:table-cell office:value-type="float" office:value="1.349232625">
                <text:p>1.349232625</text:p>
              </table:table-cell>
              <table:table-cell office:value-type="float" office:value="1.349858807576">
                <text:p>1.349858807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41">
                <text:p>1.4641</text:p>
              </table:table-cell>
              <table:table-cell office:value-type="float" office:value="1.59109368291312">
                <text:p>1.59109368291312</text:p>
              </table:table-cell>
              <table:table-cell office:value-type="float" office:value="1.490902050625">
                <text:p>1.490902050625</text:p>
              </table:table-cell>
              <table:table-cell office:value-type="float" office:value="1.490902050625">
                <text:p>1.490902050625</text:p>
              </table:table-cell>
              <table:table-cell office:value-type="float" office:value="1.49182469764127">
                <text:p>1.49182469764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1051">
                <text:p>1.61051</text:p>
              </table:table-cell>
              <table:table-cell office:value-type="float" office:value="1.85220706210829">
                <text:p>1.85220706210829</text:p>
              </table:table-cell>
              <table:table-cell office:value-type="float" office:value="1.64744676594062">
                <text:p>1.64744676594062</text:p>
              </table:table-cell>
              <table:table-cell office:value-type="float" office:value="1.64744676594062">
                <text:p>1.64744676594062</text:p>
              </table:table-cell>
              <table:table-cell office:value-type="float" office:value="1.64872127070013">
                <text:p>1.6487212707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71561">
                <text:p>1.771561</text:p>
              </table:table-cell>
              <table:table-cell office:value-type="float" office:value="2.20453519751121">
                <text:p>2.20453519751121</text:p>
              </table:table-cell>
              <table:table-cell office:value-type="float" office:value="1.82042867636439">
                <text:p>1.82042867636439</text:p>
              </table:table-cell>
              <table:table-cell office:value-type="float" office:value="1.82042867636439">
                <text:p>1.82042867636439</text:p>
              </table:table-cell>
              <table:table-cell office:value-type="float" office:value="1.82211880039051">
                <text:p>1.82211880039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487171">
                <text:p>1.9487171</text:p>
              </table:table-cell>
              <table:table-cell office:value-type="float" office:value="2.70155541720535">
                <text:p>2.70155541720535</text:p>
              </table:table-cell>
              <table:table-cell office:value-type="float" office:value="2.01157368738265">
                <text:p>2.01157368738265</text:p>
              </table:table-cell>
              <table:table-cell office:value-type="float" office:value="2.01157368738265">
                <text:p>2.01157368738265</text:p>
              </table:table-cell>
              <table:table-cell office:value-type="float" office:value="2.01375270747048">
                <text:p>2.01375270747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4358881">
                <text:p>2.14358881</text:p>
              </table:table-cell>
              <table:table-cell office:value-type="float" office:value="3.44490336151453">
                <text:p>3.44490336151453</text:p>
              </table:table-cell>
              <table:table-cell office:value-type="float" office:value="2.22278892455783">
                <text:p>2.22278892455783</text:p>
              </table:table-cell>
              <table:table-cell office:value-type="float" office:value="2.22278892455783">
                <text:p>2.22278892455783</text:p>
              </table:table-cell>
              <table:table-cell office:value-type="float" office:value="2.22554092849247">
                <text:p>2.22554092849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57947691">
                <text:p>2.357947691</text:p>
              </table:table-cell>
              <table:table-cell office:value-type="float" office:value="4.64886379533951">
                <text:p>4.64886379533951</text:p>
              </table:table-cell>
              <table:table-cell office:value-type="float" office:value="2.4561817616364">
                <text:p>2.4561817616364</text:p>
              </table:table-cell>
              <table:table-cell office:value-type="float" office:value="2.4561817616364">
                <text:p>2.4561817616364</text:p>
              </table:table-cell>
              <table:table-cell office:value-type="float" office:value="2.45960311115695">
                <text:p>2.45960311115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937424601">
                <text:p>2.5937424601</text:p>
              </table:table-cell>
              <table:table-cell office:value-type="float" office:value="6.83330157307805">
                <text:p>6.83330157307805</text:p>
              </table:table-cell>
              <table:table-cell office:value-type="float" office:value="2.71408084660822">
                <text:p>2.71408084660822</text:p>
              </table:table-cell>
              <table:table-cell office:value-type="float" office:value="2.71408084660822">
                <text:p>2.71408084660822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5311670611">
                <text:p>2.85311670611</text:p>
              </table:table-cell>
              <table:table-cell office:value-type="float" office:value="11.5368691198065">
                <text:p>11.5368691198065</text:p>
              </table:table-cell>
              <table:table-cell office:value-type="float" office:value="2.99905933550209">
                <text:p>2.99905933550209</text:p>
              </table:table-cell>
              <table:table-cell office:value-type="float" office:value="2.99905933550209">
                <text:p>2.99905933550209</text:p>
              </table:table-cell>
              <table:table-cell office:value-type="float" office:value="3.00416602394643">
                <text:p>3.00416602394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38428376721">
                <text:p>3.138428376721</text:p>
              </table:table-cell>
              <table:table-cell office:value-type="float" office:value="24.9044883741601">
                <text:p>24.9044883741601</text:p>
              </table:table-cell>
              <table:table-cell office:value-type="float" office:value="3.31396056572981">
                <text:p>3.31396056572981</text:p>
              </table:table-cell>
              <table:table-cell office:value-type="float" office:value="3.31396056572981">
                <text:p>3.31396056572981</text:p>
              </table:table-cell>
              <table:table-cell office:value-type="float" office:value="3.32011692273655">
                <text:p>3.32011692273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522712143931">
                <text:p>3.4522712143931</text:p>
              </table:table-cell>
              <table:table-cell office:value-type="float" office:value="87.0523649338987">
                <text:p>87.0523649338987</text:p>
              </table:table-cell>
              <table:table-cell office:value-type="float" office:value="3.66192642513144">
                <text:p>3.66192642513144</text:p>
              </table:table-cell>
              <table:table-cell office:value-type="float" office:value="3.66192642513144">
                <text:p>3.66192642513144</text:p>
              </table:table-cell>
              <table:table-cell office:value-type="float" office:value="3.66929666761924">
                <text:p>3.66929666761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9749833583241">
                <text:p>3.79749833583241</text:p>
              </table:table-cell>
              <table:table-cell office:value-type="float" office:value="100">
                <text:p>100</text:p>
              </table:table-cell>
              <table:table-cell office:value-type="float" office:value="4.04642869977024">
                <text:p>4.04642869977024</text:p>
              </table:table-cell>
              <table:table-cell office:value-type="float" office:value="4.04642869977024">
                <text:p>4.04642869977024</text:p>
              </table:table-cell>
              <table:table-cell office:value-type="float" office:value="4.05519996684468">
                <text:p>4.05519996684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7724816941565">
                <text:p>4.17724816941565</text:p>
              </table:table-cell>
              <table:table-cell office:value-type="float" office:value="100">
                <text:p>100</text:p>
              </table:table-cell>
              <table:table-cell office:value-type="float" office:value="4.47130371324611">
                <text:p>4.47130371324611</text:p>
              </table:table-cell>
              <table:table-cell office:value-type="float" office:value="4.47130371324611">
                <text:p>4.47130371324611</text:p>
              </table:table-cell>
              <table:table-cell office:value-type="float" office:value="4.48168907033807">
                <text:p>4.48168907033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9497298635722">
                <text:p>4.59497298635722</text:p>
              </table:table-cell>
              <table:table-cell office:value-type="float" office:value="100">
                <text:p>100</text:p>
              </table:table-cell>
              <table:table-cell office:value-type="float" office:value="4.94079060313695">
                <text:p>4.94079060313695</text:p>
              </table:table-cell>
              <table:table-cell office:value-type="float" office:value="4.94079060313695">
                <text:p>4.94079060313695</text:p>
              </table:table-cell>
              <table:table-cell office:value-type="float" office:value="4.95303242439512">
                <text:p>4.95303242439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5447028499294">
                <text:p>5.05447028499294</text:p>
              </table:table-cell>
              <table:table-cell office:value-type="float" office:value="100">
                <text:p>100</text:p>
              </table:table-cell>
              <table:table-cell office:value-type="float" office:value="5.45957361646633">
                <text:p>5.45957361646633</text:p>
              </table:table-cell>
              <table:table-cell office:value-type="float" office:value="5.45957361646633">
                <text:p>5.45957361646633</text:p>
              </table:table-cell>
              <table:table-cell office:value-type="float" office:value="5.4739473917272">
                <text:p>5.4739473917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991731349223">
                <text:p>5.55991731349223</text:p>
              </table:table-cell>
              <table:table-cell office:value-type="float" office:value="100">
                <text:p>100</text:p>
              </table:table-cell>
              <table:table-cell office:value-type="float" office:value="6.0328288461953">
                <text:p>6.0328288461953</text:p>
              </table:table-cell>
              <table:table-cell office:value-type="float" office:value="6.0328288461953">
                <text:p>6.0328288461953</text:p>
              </table:table-cell>
              <table:table-cell office:value-type="float" office:value="6.04964746441295">
                <text:p>6.04964746441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1590904484146">
                <text:p>6.11590904484146</text:p>
              </table:table-cell>
              <table:table-cell office:value-type="float" office:value="100">
                <text:p>100</text:p>
              </table:table-cell>
              <table:table-cell office:value-type="float" office:value="6.66627587504581">
                <text:p>6.66627587504581</text:p>
              </table:table-cell>
              <table:table-cell office:value-type="float" office:value="6.66627587504581">
                <text:p>6.66627587504581</text:p>
              </table:table-cell>
              <table:table-cell office:value-type="float" office:value="6.68589444227927">
                <text:p>6.68589444227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274999493256">
                <text:p>6.7274999493256</text:p>
              </table:table-cell>
              <table:table-cell office:value-type="float" office:value="100">
                <text:p>100</text:p>
              </table:table-cell>
              <table:table-cell office:value-type="float" office:value="7.36623484192562">
                <text:p>7.36623484192562</text:p>
              </table:table-cell>
              <table:table-cell office:value-type="float" office:value="7.36623484192562">
                <text:p>7.36623484192562</text:p>
              </table:table-cell>
              <table:table-cell office:value-type="float" office:value="7.38905609893065">
                <text:p>7.38905609893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024994425816">
                <text:p>7.40024994425816</text:p>
              </table:table-cell>
              <table:table-cell office:value-type="float" office:value="100">
                <text:p>100</text:p>
              </table:table-cell>
              <table:table-cell office:value-type="float" office:value="8.13968950032781">
                <text:p>8.13968950032781</text:p>
              </table:table-cell>
              <table:table-cell office:value-type="float" office:value="8.13968950032781">
                <text:p>8.13968950032781</text:p>
              </table:table-cell>
              <table:table-cell office:value-type="float" office:value="8.16616991256766">
                <text:p>8.16616991256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14027493868398">
                <text:p>8.14027493868398</text:p>
              </table:table-cell>
              <table:table-cell office:value-type="float" office:value="100">
                <text:p>100</text:p>
              </table:table-cell>
              <table:table-cell office:value-type="float" office:value="8.99435689786222">
                <text:p>8.99435689786222</text:p>
              </table:table-cell>
              <table:table-cell office:value-type="float" office:value="8.99435689786222">
                <text:p>8.99435689786222</text:p>
              </table:table-cell>
              <table:table-cell office:value-type="float" office:value="9.02501349943413">
                <text:p>9.02501349943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5430243255237">
                <text:p>8.95430243255237</text:p>
              </table:table-cell>
              <table:table-cell office:value-type="float" office:value="100">
                <text:p>100</text:p>
              </table:table-cell>
              <table:table-cell office:value-type="float" office:value="9.93876437213776">
                <text:p>9.93876437213776</text:p>
              </table:table-cell>
              <table:table-cell office:value-type="float" office:value="9.93876437213776">
                <text:p>9.93876437213776</text:p>
              </table:table-cell>
              <table:table-cell office:value-type="float" office:value="9.97418245481473">
                <text:p>9.97418245481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4973267580761">
                <text:p>9.84973267580761</text:p>
              </table:table-cell>
              <table:table-cell office:value-type="float" office:value="100">
                <text:p>100</text:p>
              </table:table-cell>
              <table:table-cell office:value-type="float" office:value="10.9823346312122">
                <text:p>10.9823346312122</text:p>
              </table:table-cell>
              <table:table-cell office:value-type="float" office:value="10.9823346312122">
                <text:p>10.9823346312122</text:p>
              </table:table-cell>
              <table:table-cell office:value-type="float" office:value="11.0231763806416">
                <text:p>11.0231763806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8347059433884">
                <text:p>10.8347059433884</text:p>
              </table:table-cell>
              <table:table-cell office:value-type="float" office:value="100">
                <text:p>100</text:p>
              </table:table-cell>
              <table:table-cell office:value-type="float" office:value="12.1354797674895">
                <text:p>12.1354797674895</text:p>
              </table:table-cell>
              <table:table-cell office:value-type="float" office:value="12.1354797674895">
                <text:p>12.1354797674895</text:p>
              </table:table-cell>
              <table:table-cell office:value-type="float" office:value="12.1824939607035">
                <text:p>12.1824939607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9181765377272">
                <text:p>11.9181765377272</text:p>
              </table:table-cell>
              <table:table-cell office:value-type="float" office:value="100">
                <text:p>100</text:p>
              </table:table-cell>
              <table:table-cell office:value-type="float" office:value="13.4097051430759">
                <text:p>13.4097051430759</text:p>
              </table:table-cell>
              <table:table-cell office:value-type="float" office:value="13.4097051430759">
                <text:p>13.4097051430759</text:p>
              </table:table-cell>
              <table:table-cell office:value-type="float" office:value="13.4637380350017">
                <text:p>13.4637380350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1099941914999">
                <text:p>13.1099941914999</text:p>
              </table:table-cell>
              <table:table-cell office:value-type="float" office:value="100">
                <text:p>100</text:p>
              </table:table-cell>
              <table:table-cell office:value-type="float" office:value="14.8177241830989">
                <text:p>14.8177241830989</text:p>
              </table:table-cell>
              <table:table-cell office:value-type="float" office:value="14.8177241830989">
                <text:p>14.8177241830989</text:p>
              </table:table-cell>
              <table:table-cell office:value-type="float" office:value="14.8797317248728">
                <text:p>14.8797317248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4209936106499">
                <text:p>14.4209936106499</text:p>
              </table:table-cell>
              <table:table-cell office:value-type="float" office:value="100">
                <text:p>100</text:p>
              </table:table-cell>
              <table:table-cell office:value-type="float" office:value="16.3735852223243">
                <text:p>16.3735852223243</text:p>
              </table:table-cell>
              <table:table-cell office:value-type="float" office:value="16.3735852223243">
                <text:p>16.3735852223243</text:p>
              </table:table-cell>
              <table:table-cell office:value-type="float" office:value="16.4446467710971">
                <text:p>16.4446467710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8630929717149">
                <text:p>15.8630929717149</text:p>
              </table:table-cell>
              <table:table-cell office:value-type="float" office:value="100">
                <text:p>100</text:p>
              </table:table-cell>
              <table:table-cell office:value-type="float" office:value="18.0928116706683">
                <text:p>18.0928116706683</text:p>
              </table:table-cell>
              <table:table-cell office:value-type="float" office:value="18.0928116706683">
                <text:p>18.0928116706683</text:p>
              </table:table-cell>
              <table:table-cell office:value-type="float" office:value="18.1741453694431">
                <text:p>18.1741453694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4494022688864">
                <text:p>17.4494022688864</text:p>
              </table:table-cell>
              <table:table-cell office:value-type="float" office:value="100">
                <text:p>100</text:p>
              </table:table-cell>
              <table:table-cell office:value-type="float" office:value="19.9925568960885">
                <text:p>19.9925568960885</text:p>
              </table:table-cell>
              <table:table-cell office:value-type="float" office:value="19.9925568960885">
                <text:p>19.9925568960885</text:p>
              </table:table-cell>
              <table:table-cell office:value-type="float" office:value="20.0855369231877">
                <text:p>20.0855369231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1943424957751">
                <text:p>19.1943424957751</text:p>
              </table:table-cell>
              <table:table-cell office:value-type="float" office:value="100">
                <text:p>100</text:p>
              </table:table-cell>
              <table:table-cell office:value-type="float" office:value="22.0917753701778">
                <text:p>22.0917753701778</text:p>
              </table:table-cell>
              <table:table-cell office:value-type="float" office:value="22.0917753701778">
                <text:p>22.0917753701778</text:p>
              </table:table-cell>
              <table:table-cell office:value-type="float" office:value="22.1979512814417">
                <text:p>22.19795128144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1137767453526">
                <text:p>21.1137767453526</text:p>
              </table:table-cell>
              <table:table-cell office:value-type="float" office:value="100">
                <text:p>100</text:p>
              </table:table-cell>
              <table:table-cell office:value-type="float" office:value="24.4114117840464">
                <text:p>24.4114117840464</text:p>
              </table:table-cell>
              <table:table-cell office:value-type="float" office:value="24.4114117840464">
                <text:p>24.4114117840464</text:p>
              </table:table-cell>
              <table:table-cell office:value-type="float" office:value="24.5325301971094">
                <text:p>24.5325301971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2251544198878">
                <text:p>23.2251544198878</text:p>
              </table:table-cell>
              <table:table-cell office:value-type="float" office:value="100">
                <text:p>100</text:p>
              </table:table-cell>
              <table:table-cell office:value-type="float" office:value="26.9746100213713">
                <text:p>26.9746100213713</text:p>
              </table:table-cell>
              <table:table-cell office:value-type="float" office:value="26.9746100213713">
                <text:p>26.9746100213713</text:p>
              </table:table-cell>
              <table:table-cell office:value-type="float" office:value="27.1126389206579">
                <text:p>27.1126389206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5476698618766">
                <text:p>25.5476698618766</text:p>
              </table:table-cell>
              <table:table-cell office:value-type="float" office:value="100">
                <text:p>100</text:p>
              </table:table-cell>
              <table:table-cell office:value-type="float" office:value="29.8069440736153">
                <text:p>29.8069440736153</text:p>
              </table:table-cell>
              <table:table-cell office:value-type="float" office:value="29.8069440736153">
                <text:p>29.8069440736153</text:p>
              </table:table-cell>
              <table:table-cell office:value-type="float" office:value="29.9641000473971">
                <text:p>29.9641000473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1024368480643">
                <text:p>28.1024368480643</text:p>
              </table:table-cell>
              <table:table-cell office:value-type="float" office:value="100">
                <text:p>100</text:p>
              </table:table-cell>
              <table:table-cell office:value-type="float" office:value="32.9366732013449">
                <text:p>32.9366732013449</text:p>
              </table:table-cell>
              <table:table-cell office:value-type="float" office:value="32.9366732013449">
                <text:p>32.9366732013449</text:p>
              </table:table-cell>
              <table:table-cell office:value-type="float" office:value="33.1154519586924">
                <text:p>33.11545195869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9126805328707">
                <text:p>30.9126805328707</text:p>
              </table:table-cell>
              <table:table-cell office:value-type="float" office:value="100">
                <text:p>100</text:p>
              </table:table-cell>
              <table:table-cell office:value-type="float" office:value="36.3950238874861">
                <text:p>36.3950238874861</text:p>
              </table:table-cell>
              <table:table-cell office:value-type="float" office:value="36.3950238874861">
                <text:p>36.3950238874861</text:p>
              </table:table-cell>
              <table:table-cell office:value-type="float" office:value="36.5982344436781">
                <text:p>36.5982344436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0039485861577">
                <text:p>34.0039485861577</text:p>
              </table:table-cell>
              <table:table-cell office:value-type="float" office:value="100">
                <text:p>100</text:p>
              </table:table-cell>
              <table:table-cell office:value-type="float" office:value="40.2165013956722">
                <text:p>40.2165013956722</text:p>
              </table:table-cell>
              <table:table-cell office:value-type="float" office:value="40.2165013956722">
                <text:p>40.2165013956722</text:p>
              </table:table-cell>
              <table:table-cell office:value-type="float" office:value="40.4473043600675">
                <text:p>40.4473043600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4043434447735">
                <text:p>37.4043434447735</text:p>
              </table:table-cell>
              <table:table-cell office:value-type="float" office:value="100">
                <text:p>100</text:p>
              </table:table-cell>
              <table:table-cell office:value-type="float" office:value="44.4392340422177">
                <text:p>44.4392340422177</text:p>
              </table:table-cell>
              <table:table-cell office:value-type="float" office:value="44.4392340422177">
                <text:p>44.4392340422177</text:p>
              </table:table-cell>
              <table:table-cell office:value-type="float" office:value="44.7011844933009">
                <text:p>44.7011844933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1447777892509">
                <text:p>41.1447777892509</text:p>
              </table:table-cell>
              <table:table-cell office:value-type="float" office:value="100">
                <text:p>100</text:p>
              </table:table-cell>
              <table:table-cell office:value-type="float" office:value="49.1053536166506">
                <text:p>49.1053536166506</text:p>
              </table:table-cell>
              <table:table-cell office:value-type="float" office:value="49.1053536166506">
                <text:p>49.1053536166506</text:p>
              </table:table-cell>
              <table:table-cell office:value-type="float" office:value="49.4024491055303">
                <text:p>49.4024491055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259255568176">
                <text:p>45.259255568176</text:p>
              </table:table-cell>
              <table:table-cell office:value-type="float" office:value="100">
                <text:p>100</text:p>
              </table:table-cell>
              <table:table-cell office:value-type="float" office:value="54.2614157463989">
                <text:p>54.2614157463989</text:p>
              </table:table-cell>
              <table:table-cell office:value-type="float" office:value="54.2614157463989">
                <text:p>54.2614157463989</text:p>
              </table:table-cell>
              <table:table-cell office:value-type="float" office:value="54.5981500331443">
                <text:p>54.5981500331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.7851811249936">
                <text:p>49.7851811249936</text:p>
              </table:table-cell>
              <table:table-cell office:value-type="float" office:value="100">
                <text:p>100</text:p>
              </table:table-cell>
              <table:table-cell office:value-type="float" office:value="59.9588643997708">
                <text:p>59.9588643997708</text:p>
              </table:table-cell>
              <table:table-cell office:value-type="float" office:value="59.9588643997708">
                <text:p>59.9588643997708</text:p>
              </table:table-cell>
              <table:table-cell office:value-type="float" office:value="60.3402875973621">
                <text:p>60.3402875973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7636992374929">
                <text:p>54.7636992374929</text:p>
              </table:table-cell>
              <table:table-cell office:value-type="float" office:value="100">
                <text:p>100</text:p>
              </table:table-cell>
              <table:table-cell office:value-type="float" office:value="66.2545451617467">
                <text:p>66.2545451617467</text:p>
              </table:table-cell>
              <table:table-cell office:value-type="float" office:value="66.2545451617467">
                <text:p>66.2545451617467</text:p>
              </table:table-cell>
              <table:table-cell office:value-type="float" office:value="66.6863310409252">
                <text:p>66.6863310409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2400691612422">
                <text:p>60.2400691612422</text:p>
              </table:table-cell>
              <table:table-cell office:value-type="float" office:value="100">
                <text:p>100</text:p>
              </table:table-cell>
              <table:table-cell office:value-type="float" office:value="73.2112724037301">
                <text:p>73.2112724037301</text:p>
              </table:table-cell>
              <table:table-cell office:value-type="float" office:value="73.2112724037301">
                <text:p>73.2112724037301</text:p>
              </table:table-cell>
              <table:table-cell office:value-type="float" office:value="73.6997936995958">
                <text:p>73.6997936995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2640760773664">
                <text:p>66.2640760773664</text:p>
              </table:table-cell>
              <table:table-cell office:value-type="float" office:value="100">
                <text:p>100</text:p>
              </table:table-cell>
              <table:table-cell office:value-type="float" office:value="80.8984560061218">
                <text:p>80.8984560061218</text:p>
              </table:table-cell>
              <table:table-cell office:value-type="float" office:value="80.8984560061218">
                <text:p>80.8984560061218</text:p>
              </table:table-cell>
              <table:table-cell office:value-type="float" office:value="81.4508686649682">
                <text:p>81.4508686649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8904836851031">
                <text:p>72.8904836851031</text:p>
              </table:table-cell>
              <table:table-cell office:value-type="float" office:value="100">
                <text:p>100</text:p>
              </table:table-cell>
              <table:table-cell office:value-type="float" office:value="89.3927938867646">
                <text:p>89.3927938867646</text:p>
              </table:table-cell>
              <table:table-cell office:value-type="float" office:value="89.3927938867646">
                <text:p>89.3927938867646</text:p>
              </table:table-cell>
              <table:table-cell office:value-type="float" office:value="90.0171313005218">
                <text:p>90.01713130052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.1795320536134">
                <text:p>80.1795320536134</text:p>
              </table:table-cell>
              <table:table-cell office:value-type="float" office:value="100">
                <text:p>100</text:p>
              </table:table-cell>
              <table:table-cell office:value-type="float" office:value="98.7790372448749">
                <text:p>98.7790372448749</text:p>
              </table:table-cell>
              <table:table-cell office:value-type="float" office:value="98.7790372448748">
                <text:p>98.7790372448748</text:p>
              </table:table-cell>
              <table:table-cell office:value-type="float" office:value="99.4843156419338">
                <text:p>99.4843156419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.1974852589747">
                <text:p>88.1974852589747</text:p>
              </table:table-cell>
              <table:table-cell office:value-type="float" office:value="100">
                <text:p>100</text:p>
              </table:table-cell>
              <table:table-cell office:value-type="float" office:value="109.150836155587">
                <text:p>109.150836155587</text:p>
              </table:table-cell>
              <table:table-cell office:value-type="float" office:value="109.150836155587">
                <text:p>109.150836155587</text:p>
              </table:table-cell>
              <table:table-cell office:value-type="float" office:value="109.947172452123">
                <text:p>109.947172452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.0172337848722">
                <text:p>97.0172337848722</text:p>
              </table:table-cell>
              <table:table-cell office:value-type="float" office:value="100">
                <text:p>100</text:p>
              </table:table-cell>
              <table:table-cell office:value-type="float" office:value="120.611673951923">
                <text:p>120.611673951923</text:p>
              </table:table-cell>
              <table:table-cell office:value-type="float" office:value="120.611673951923">
                <text:p>120.611673951923</text:p>
              </table:table-cell>
              <table:table-cell office:value-type="float" office:value="121.510417518735">
                <text:p>121.510417518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.718957163359">
                <text:p>106.718957163359</text:p>
              </table:table-cell>
              <table:table-cell office:value-type="float" office:value="100">
                <text:p>100</text:p>
              </table:table-cell>
              <table:table-cell office:value-type="float" office:value="133.275899716875">
                <text:p>133.275899716875</text:p>
              </table:table-cell>
              <table:table-cell office:value-type="float" office:value="133.275899716875">
                <text:p>133.275899716875</text:p>
              </table:table-cell>
              <table:table-cell office:value-type="float" office:value="134.289779684935">
                <text:p>134.289779684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.390852879695">
                <text:p>117.390852879695</text:p>
              </table:table-cell>
              <table:table-cell office:value-type="float" office:value="100">
                <text:p>100</text:p>
              </table:table-cell>
              <table:table-cell office:value-type="float" office:value="147.269869187147">
                <text:p>147.269869187147</text:p>
              </table:table-cell>
              <table:table-cell office:value-type="float" office:value="147.269869187147">
                <text:p>147.269869187147</text:p>
              </table:table-cell>
              <table:table-cell office:value-type="float" office:value="148.413159102576">
                <text:p>148.41315910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5">
      <style:chart-properties chart:symbol-type="none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one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one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dash" draw:stroke-dash="Double_20_Dot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2cm" svg:height="13.031cm" xlink:href=".." xlink:type="simple" chart:class="chart:line" chart:style-name="ch1">
        <chart:legend chart:legend-position="end" svg:x="18.27cm" svg:y="5.469cm" style:legend-expansion="high" chart:style-name="ch2"/>
        <chart:plot-area chart:style-name="ch3" table:cell-range-address="Arkusz1.D1:Arkusz1.D33 Arkusz1.F1:Arkusz1.H33" chart:data-source-has-labels="row" svg:x="0.464cm" svg:y="0.26cm" svg:width="17.342cm" svg:height="12.511cm">
          <chartooo:coordinate-region svg:x="1.932cm" svg:y="0.46cm" svg:width="15.687cm" svg:height="11.6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D3:Arkusz1.D33" chart:label-cell-address="Arkusz1.D1:Arkusz1.D2" chart:class="chart:line">
            <chart:data-point chart:repeated="31"/>
          </chart:series>
          <chart:series chart:style-name="ch8" chart:values-cell-range-address="Arkusz1.F3:Arkusz1.F33" chart:label-cell-address="Arkusz1.F1:Arkusz1.F2" chart:class="chart:line">
            <chart:data-point chart:repeated="31"/>
          </chart:series>
          <chart:series chart:style-name="ch9" chart:values-cell-range-address="Arkusz1.G3:Arkusz1.G33" chart:label-cell-address="Arkusz1.G1:Arkusz1.G2" chart:class="chart:line">
            <chart:data-point chart:repeated="31"/>
          </chart:series>
          <chart:series chart:style-name="ch10" chart:values-cell-range-address="Arkusz1.H3:Arkusz1.H33" chart:label-cell-address="Arkusz1.H1:Arkusz1.H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LER Wartość y_n</text:p>
                <text:list>
                  <text:list-item>
                    <text:p>EULER</text:p>
                  </text:list-item>
                  <text:list-item>
                    <text:p>Wartość y_n</text:p>
                  </text:list-item>
                </text:list>
                <draw:g>
                  <svg:desc>Arkusz1.D1:Arkusz1.D2</svg:desc>
                </draw:g>
              </table:table-cell>
              <table:table-cell office:value-type="string">
                <text:p>Z. EULER Wartość y_n</text:p>
                <text:list>
                  <text:list-item>
                    <text:p>Z. EULER</text:p>
                  </text:list-item>
                  <text:list-item>
                    <text:p>Wartość y_n</text:p>
                  </text:list-item>
                </text:list>
                <draw:g>
                  <svg:desc>Arkusz1.F1:Arkusz1.F2</svg:desc>
                </draw:g>
              </table:table-cell>
              <table:table-cell office:value-type="string">
                <text:p>HEUEN Wartość y_n</text:p>
                <text:list>
                  <text:list-item>
                    <text:p>HEUEN</text:p>
                  </text:list-item>
                  <text:list-item>
                    <text:p>Wartość y_n</text:p>
                  </text:list-item>
                </text:list>
                <draw:g>
                  <svg:desc>Arkusz1.G1:Arkusz1.G2</svg:desc>
                </draw:g>
              </table:table-cell>
              <table:table-cell office:value-type="string">
                <text:p>Prawdziwa wartość</text:p>
                <text:list>
                  <text:list-item>
                    <text:p/>
                  </text:list-item>
                  <text:list-item>
                    <text:p>Prawdziwa wartość</text:p>
                  </text:list-item>
                </text:list>
                <draw:g>
                  <svg:desc>Arkusz1.H1:Arkusz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D3:Arkusz1.D33</svg:desc>
                </draw:g>
              </table:table-cell>
              <table:table-cell office:value-type="float" office:value="1">
                <text:p>1</text:p>
                <draw:g>
                  <svg:desc>Arkusz1.F3:Arkusz1.F33</svg:desc>
                </draw:g>
              </table:table-cell>
              <table:table-cell office:value-type="float" office:value="1">
                <text:p>1</text:p>
                <draw:g>
                  <svg:desc>Arkusz1.G3:Arkusz1.G33</svg:desc>
                </draw:g>
              </table:table-cell>
              <table:table-cell office:value-type="float" office:value="1">
                <text:p>1</text:p>
                <draw:g>
                  <svg:desc>Arkusz1.H3:Arkusz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1.10517091807565">
                <text:p>1.10517091807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1">
                <text:p>1.21</text:p>
              </table:table-cell>
              <table:table-cell office:value-type="float" office:value="1.221025">
                <text:p>1.221025</text:p>
              </table:table-cell>
              <table:table-cell office:value-type="float" office:value="1.221025">
                <text:p>1.221025</text:p>
              </table:table-cell>
              <table:table-cell office:value-type="float" office:value="1.22140275816017">
                <text:p>1.22140275816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1">
                <text:p>1.331</text:p>
              </table:table-cell>
              <table:table-cell office:value-type="float" office:value="1.349232625">
                <text:p>1.349232625</text:p>
              </table:table-cell>
              <table:table-cell office:value-type="float" office:value="1.349232625">
                <text:p>1.349232625</text:p>
              </table:table-cell>
              <table:table-cell office:value-type="float" office:value="1.349858807576">
                <text:p>1.349858807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41">
                <text:p>1.4641</text:p>
              </table:table-cell>
              <table:table-cell office:value-type="float" office:value="1.490902050625">
                <text:p>1.490902050625</text:p>
              </table:table-cell>
              <table:table-cell office:value-type="float" office:value="1.490902050625">
                <text:p>1.490902050625</text:p>
              </table:table-cell>
              <table:table-cell office:value-type="float" office:value="1.49182469764127">
                <text:p>1.49182469764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1051">
                <text:p>1.61051</text:p>
              </table:table-cell>
              <table:table-cell office:value-type="float" office:value="1.64744676594062">
                <text:p>1.64744676594062</text:p>
              </table:table-cell>
              <table:table-cell office:value-type="float" office:value="1.64744676594062">
                <text:p>1.64744676594062</text:p>
              </table:table-cell>
              <table:table-cell office:value-type="float" office:value="1.64872127070013">
                <text:p>1.6487212707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71561">
                <text:p>1.771561</text:p>
              </table:table-cell>
              <table:table-cell office:value-type="float" office:value="1.82042867636439">
                <text:p>1.82042867636439</text:p>
              </table:table-cell>
              <table:table-cell office:value-type="float" office:value="1.82042867636439">
                <text:p>1.82042867636439</text:p>
              </table:table-cell>
              <table:table-cell office:value-type="float" office:value="1.82211880039051">
                <text:p>1.82211880039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487171">
                <text:p>1.9487171</text:p>
              </table:table-cell>
              <table:table-cell office:value-type="float" office:value="2.01157368738265">
                <text:p>2.01157368738265</text:p>
              </table:table-cell>
              <table:table-cell office:value-type="float" office:value="2.01157368738265">
                <text:p>2.01157368738265</text:p>
              </table:table-cell>
              <table:table-cell office:value-type="float" office:value="2.01375270747048">
                <text:p>2.01375270747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4358881">
                <text:p>2.14358881</text:p>
              </table:table-cell>
              <table:table-cell office:value-type="float" office:value="2.22278892455783">
                <text:p>2.22278892455783</text:p>
              </table:table-cell>
              <table:table-cell office:value-type="float" office:value="2.22278892455783">
                <text:p>2.22278892455783</text:p>
              </table:table-cell>
              <table:table-cell office:value-type="float" office:value="2.22554092849247">
                <text:p>2.22554092849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57947691">
                <text:p>2.357947691</text:p>
              </table:table-cell>
              <table:table-cell office:value-type="float" office:value="2.4561817616364">
                <text:p>2.4561817616364</text:p>
              </table:table-cell>
              <table:table-cell office:value-type="float" office:value="2.4561817616364">
                <text:p>2.4561817616364</text:p>
              </table:table-cell>
              <table:table-cell office:value-type="float" office:value="2.45960311115695">
                <text:p>2.45960311115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937424601">
                <text:p>2.5937424601</text:p>
              </table:table-cell>
              <table:table-cell office:value-type="float" office:value="2.71408084660822">
                <text:p>2.71408084660822</text:p>
              </table:table-cell>
              <table:table-cell office:value-type="float" office:value="2.71408084660822">
                <text:p>2.71408084660822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5311670611">
                <text:p>2.85311670611</text:p>
              </table:table-cell>
              <table:table-cell office:value-type="float" office:value="2.99905933550209">
                <text:p>2.99905933550209</text:p>
              </table:table-cell>
              <table:table-cell office:value-type="float" office:value="2.99905933550209">
                <text:p>2.99905933550209</text:p>
              </table:table-cell>
              <table:table-cell office:value-type="float" office:value="3.00416602394643">
                <text:p>3.00416602394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38428376721">
                <text:p>3.138428376721</text:p>
              </table:table-cell>
              <table:table-cell office:value-type="float" office:value="3.31396056572981">
                <text:p>3.31396056572981</text:p>
              </table:table-cell>
              <table:table-cell office:value-type="float" office:value="3.31396056572981">
                <text:p>3.31396056572981</text:p>
              </table:table-cell>
              <table:table-cell office:value-type="float" office:value="3.32011692273655">
                <text:p>3.32011692273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522712143931">
                <text:p>3.4522712143931</text:p>
              </table:table-cell>
              <table:table-cell office:value-type="float" office:value="3.66192642513144">
                <text:p>3.66192642513144</text:p>
              </table:table-cell>
              <table:table-cell office:value-type="float" office:value="3.66192642513144">
                <text:p>3.66192642513144</text:p>
              </table:table-cell>
              <table:table-cell office:value-type="float" office:value="3.66929666761924">
                <text:p>3.66929666761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9749833583241">
                <text:p>3.79749833583241</text:p>
              </table:table-cell>
              <table:table-cell office:value-type="float" office:value="4.04642869977024">
                <text:p>4.04642869977024</text:p>
              </table:table-cell>
              <table:table-cell office:value-type="float" office:value="4.04642869977024">
                <text:p>4.04642869977024</text:p>
              </table:table-cell>
              <table:table-cell office:value-type="float" office:value="4.05519996684468">
                <text:p>4.05519996684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7724816941565">
                <text:p>4.17724816941565</text:p>
              </table:table-cell>
              <table:table-cell office:value-type="float" office:value="4.47130371324611">
                <text:p>4.47130371324611</text:p>
              </table:table-cell>
              <table:table-cell office:value-type="float" office:value="4.47130371324611">
                <text:p>4.47130371324611</text:p>
              </table:table-cell>
              <table:table-cell office:value-type="float" office:value="4.48168907033807">
                <text:p>4.48168907033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9497298635722">
                <text:p>4.59497298635722</text:p>
              </table:table-cell>
              <table:table-cell office:value-type="float" office:value="4.94079060313695">
                <text:p>4.94079060313695</text:p>
              </table:table-cell>
              <table:table-cell office:value-type="float" office:value="4.94079060313695">
                <text:p>4.94079060313695</text:p>
              </table:table-cell>
              <table:table-cell office:value-type="float" office:value="4.95303242439512">
                <text:p>4.95303242439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5447028499294">
                <text:p>5.05447028499294</text:p>
              </table:table-cell>
              <table:table-cell office:value-type="float" office:value="5.45957361646633">
                <text:p>5.45957361646633</text:p>
              </table:table-cell>
              <table:table-cell office:value-type="float" office:value="5.45957361646633">
                <text:p>5.45957361646633</text:p>
              </table:table-cell>
              <table:table-cell office:value-type="float" office:value="5.4739473917272">
                <text:p>5.4739473917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991731349223">
                <text:p>5.55991731349223</text:p>
              </table:table-cell>
              <table:table-cell office:value-type="float" office:value="6.0328288461953">
                <text:p>6.0328288461953</text:p>
              </table:table-cell>
              <table:table-cell office:value-type="float" office:value="6.0328288461953">
                <text:p>6.0328288461953</text:p>
              </table:table-cell>
              <table:table-cell office:value-type="float" office:value="6.04964746441295">
                <text:p>6.04964746441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1590904484146">
                <text:p>6.11590904484146</text:p>
              </table:table-cell>
              <table:table-cell office:value-type="float" office:value="6.66627587504581">
                <text:p>6.66627587504581</text:p>
              </table:table-cell>
              <table:table-cell office:value-type="float" office:value="6.66627587504581">
                <text:p>6.66627587504581</text:p>
              </table:table-cell>
              <table:table-cell office:value-type="float" office:value="6.68589444227927">
                <text:p>6.68589444227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274999493256">
                <text:p>6.7274999493256</text:p>
              </table:table-cell>
              <table:table-cell office:value-type="float" office:value="7.36623484192562">
                <text:p>7.36623484192562</text:p>
              </table:table-cell>
              <table:table-cell office:value-type="float" office:value="7.36623484192562">
                <text:p>7.36623484192562</text:p>
              </table:table-cell>
              <table:table-cell office:value-type="float" office:value="7.38905609893065">
                <text:p>7.38905609893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024994425816">
                <text:p>7.40024994425816</text:p>
              </table:table-cell>
              <table:table-cell office:value-type="float" office:value="8.13968950032781">
                <text:p>8.13968950032781</text:p>
              </table:table-cell>
              <table:table-cell office:value-type="float" office:value="8.13968950032781">
                <text:p>8.13968950032781</text:p>
              </table:table-cell>
              <table:table-cell office:value-type="float" office:value="8.16616991256766">
                <text:p>8.16616991256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14027493868398">
                <text:p>8.14027493868398</text:p>
              </table:table-cell>
              <table:table-cell office:value-type="float" office:value="8.99435689786222">
                <text:p>8.99435689786222</text:p>
              </table:table-cell>
              <table:table-cell office:value-type="float" office:value="8.99435689786222">
                <text:p>8.99435689786222</text:p>
              </table:table-cell>
              <table:table-cell office:value-type="float" office:value="9.02501349943413">
                <text:p>9.02501349943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5430243255237">
                <text:p>8.95430243255237</text:p>
              </table:table-cell>
              <table:table-cell office:value-type="float" office:value="9.93876437213776">
                <text:p>9.93876437213776</text:p>
              </table:table-cell>
              <table:table-cell office:value-type="float" office:value="9.93876437213776">
                <text:p>9.93876437213776</text:p>
              </table:table-cell>
              <table:table-cell office:value-type="float" office:value="9.97418245481473">
                <text:p>9.97418245481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4973267580761">
                <text:p>9.84973267580761</text:p>
              </table:table-cell>
              <table:table-cell office:value-type="float" office:value="10.9823346312122">
                <text:p>10.9823346312122</text:p>
              </table:table-cell>
              <table:table-cell office:value-type="float" office:value="10.9823346312122">
                <text:p>10.9823346312122</text:p>
              </table:table-cell>
              <table:table-cell office:value-type="float" office:value="11.0231763806416">
                <text:p>11.0231763806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8347059433884">
                <text:p>10.8347059433884</text:p>
              </table:table-cell>
              <table:table-cell office:value-type="float" office:value="12.1354797674895">
                <text:p>12.1354797674895</text:p>
              </table:table-cell>
              <table:table-cell office:value-type="float" office:value="12.1354797674895">
                <text:p>12.1354797674895</text:p>
              </table:table-cell>
              <table:table-cell office:value-type="float" office:value="12.1824939607035">
                <text:p>12.1824939607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9181765377272">
                <text:p>11.9181765377272</text:p>
              </table:table-cell>
              <table:table-cell office:value-type="float" office:value="13.4097051430759">
                <text:p>13.4097051430759</text:p>
              </table:table-cell>
              <table:table-cell office:value-type="float" office:value="13.4097051430759">
                <text:p>13.4097051430759</text:p>
              </table:table-cell>
              <table:table-cell office:value-type="float" office:value="13.4637380350017">
                <text:p>13.4637380350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1099941914999">
                <text:p>13.1099941914999</text:p>
              </table:table-cell>
              <table:table-cell office:value-type="float" office:value="14.8177241830989">
                <text:p>14.8177241830989</text:p>
              </table:table-cell>
              <table:table-cell office:value-type="float" office:value="14.8177241830989">
                <text:p>14.8177241830989</text:p>
              </table:table-cell>
              <table:table-cell office:value-type="float" office:value="14.8797317248728">
                <text:p>14.8797317248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4209936106499">
                <text:p>14.4209936106499</text:p>
              </table:table-cell>
              <table:table-cell office:value-type="float" office:value="16.3735852223243">
                <text:p>16.3735852223243</text:p>
              </table:table-cell>
              <table:table-cell office:value-type="float" office:value="16.3735852223243">
                <text:p>16.3735852223243</text:p>
              </table:table-cell>
              <table:table-cell office:value-type="float" office:value="16.4446467710971">
                <text:p>16.4446467710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8630929717149">
                <text:p>15.8630929717149</text:p>
              </table:table-cell>
              <table:table-cell office:value-type="float" office:value="18.0928116706683">
                <text:p>18.0928116706683</text:p>
              </table:table-cell>
              <table:table-cell office:value-type="float" office:value="18.0928116706683">
                <text:p>18.0928116706683</text:p>
              </table:table-cell>
              <table:table-cell office:value-type="float" office:value="18.1741453694431">
                <text:p>18.1741453694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4494022688864">
                <text:p>17.4494022688864</text:p>
              </table:table-cell>
              <table:table-cell office:value-type="float" office:value="19.9925568960885">
                <text:p>19.9925568960885</text:p>
              </table:table-cell>
              <table:table-cell office:value-type="float" office:value="19.9925568960885">
                <text:p>19.9925568960885</text:p>
              </table:table-cell>
              <table:table-cell office:value-type="float" office:value="20.0855369231877">
                <text:p>20.08553692318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